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Calibri" style:font-family-generic="swiss" style:name="Calibri"/>
    <style:font-face svg:font-family="Arial" style:font-family-generic="swiss" style:name="Arial" style:font-pitch="variable"/>
    <style:font-face svg:font-family="'Liberation Sans'" style:font-family-generic="swiss" style:name="Liberation Sans" style:font-pitch="variable"/>
    <style:font-face svg:font-family="'Lucida Sans'" style:font-family-generic="system" style:name="Lucida Sans" style:font-pitch="variable"/>
    <style:font-face svg:font-family="SimSun" style:font-family-generic="system" style:name="SimSun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2.71pt"/>
    </style:style>
    <style:style style:family="table-column" style:name="co2">
      <style:table-column-properties fo:break-before="auto" style:column-width="90.51pt"/>
    </style:style>
    <style:style style:family="table-column" style:name="co3">
      <style:table-column-properties fo:break-before="auto" style:column-width="108.74pt"/>
    </style:style>
    <style:style style:family="table-column" style:name="co4">
      <style:table-column-properties fo:break-before="auto" style:column-width="47.25pt"/>
    </style:style>
    <style:style style:family="table-row" style:name="ro1">
      <style:table-row-properties fo:break-before="auto" style:use-optimal-row-height="true" style:row-height="13.8pt"/>
    </style:style>
    <style:style style:family="table-row" style:name="ro2">
      <style:table-row-properties fo:break-before="auto" style:use-optimal-row-height="false" style:row-height="17.4pt"/>
    </style:style>
    <style:style style:family="table" style:name="ta1" style:master-page-name="PageStyle_5f_Sheet1">
      <style:table-properties style:writing-mode="lr-tb" table:display="true"/>
    </style:style>
    <style:style style:family="table-cell" style:parent-style-name="TL_20_RowProperty" style:name="ce1">
      <style:table-cell-properties style:text-align-source="fix" fo:border="0.06pt solid #000000" style:direction="ltr" style:repeat-content="false" style:shrink-to-fit="false" fo:wrap-option="no-wrap" ns41:vertical-justify="auto" style:rotation-angle="0"/>
      <style:paragraph-properties fo:margin-left="0pt" fo:text-align="start" css3t:text-justify="auto" style:writing-mode="page"/>
    </style:style>
    <style:style style:family="table-cell" style:parent-style-name="Default" style:name="ce2">
      <style:table-cell-properties style:text-align-source="fix" style:direction="ltr" style:repeat-content="false" style:shrink-to-fit="false" fo:wrap-option="no-wrap" style:vertical-align="bottom" ns41:vertical-justify="auto" style:rotation-align="none" style:rotation-angle="0"/>
      <style:paragraph-properties fo:margin-left="0pt" fo:text-align="start" css3t:text-justify="auto" style:writing-mode="page"/>
    </style:style>
    <style:style style:family="table-cell" style:parent-style-name="TL_20_RowHeader" style:name="ce3">
      <style:table-cell-properties fo:border-left="0.06pt solid #000000" style:text-align-source="fix" style:direction="ltr" fo:border-top="0.06pt solid #000000" style:repeat-content="false" fo:border-right="none" style:shrink-to-fit="false" fo:wrap-option="no-wrap" fo:border-bottom="none" ns41:vertical-justify="auto" style:rotation-angle="0"/>
      <style:paragraph-properties fo:margin-left="0pt" fo:text-align="start" css3t:text-justify="auto" style:writing-mode="page"/>
    </style:style>
    <style:style style:family="table-cell" style:parent-style-name="TL_20_RowHeader" style:name="ce4">
      <style:table-cell-properties fo:border-left="0.06pt solid #000000" style:text-align-source="fix" style:direction="ltr" fo:border-top="none" style:repeat-content="false" fo:border-right="none" style:shrink-to-fit="false" fo:wrap-option="no-wrap" fo:border-bottom="none" ns41:vertical-justify="auto" style:rotation-angle="0"/>
      <style:paragraph-properties fo:margin-left="0pt" fo:text-align="start" css3t:text-justify="auto" style:writing-mode="page"/>
    </style:style>
    <style:style style:family="table-cell" style:parent-style-name="TL_20_RowHeader" style:name="ce5">
      <style:table-cell-properties fo:border-left="0.06pt solid #000000" style:text-align-source="fix" style:direction="ltr" fo:border-top="none" style:repeat-content="false" fo:border-right="none" style:shrink-to-fit="false" fo:wrap-option="no-wrap" fo:border-bottom="0.06pt solid #000000" ns41:vertical-justify="auto" style:rotation-angle="0"/>
      <style:paragraph-properties fo:margin-left="0pt" fo:text-align="start" css3t:text-justify="auto" style:writing-mode="page"/>
    </style:style>
    <style:style style:family="table-cell" style:parent-style-name="TL_20_ColHeader" style:name="ce6">
      <style:table-cell-properties style:text-align-source="fix" fo:border="0.06pt solid #000000" style:direction="ltr" style:repeat-content="false" style:shrink-to-fit="false" fo:wrap-option="no-wrap" ns41:vertical-justify="auto" style:rotation-angle="0"/>
      <style:paragraph-properties fo:margin-left="0pt" fo:text-align="start" css3t:text-justify="auto" style:writing-mode="page"/>
    </style:style>
    <style:style style:family="table-cell" style:parent-style-name="TL_20_RowHeader" style:name="ce7">
      <style:table-cell-properties fo:border-left="none" style:text-align-source="fix" style:direction="ltr" fo:border-top="0.06pt solid #000000" style:repeat-content="false" fo:border-right="0.06pt solid #000000" style:shrink-to-fit="false" fo:wrap-option="no-wrap" fo:border-bottom="none" ns41:vertical-justify="auto" style:rotation-angle="0"/>
      <style:paragraph-properties fo:margin-left="0pt" fo:text-align="start" css3t:text-justify="auto" style:writing-mode="page"/>
    </style:style>
    <style:style style:family="table-cell" style:parent-style-name="TL_20_RowHeader" style:name="ce8">
      <style:table-cell-properties fo:border-left="none" style:text-align-source="fix" style:direction="ltr" fo:border-top="none" style:repeat-content="false" fo:border-right="0.06pt solid #000000" style:shrink-to-fit="false" fo:wrap-option="no-wrap" fo:border-bottom="none" ns41:vertical-justify="auto" style:rotation-angle="0"/>
      <style:paragraph-properties fo:margin-left="0pt" fo:text-align="start" css3t:text-justify="auto" style:writing-mode="page"/>
    </style:style>
    <style:style style:family="table-cell" style:parent-style-name="TL_20_RowHeader" style:name="ce9">
      <style:table-cell-properties fo:border-left="none" style:text-align-source="fix" style:direction="ltr" fo:border-top="none" style:repeat-content="false" fo:border-right="0.06pt solid #000000" style:shrink-to-fit="false" fo:wrap-option="no-wrap" fo:border-bottom="0.06pt solid #000000" ns41:vertical-justify="auto" style:rotation-angle="0"/>
      <style:paragraph-properties fo:margin-left="0pt" fo:text-align="start" css3t:text-justify="auto" style:writing-mode="page"/>
    </style:style>
    <style:style style:family="table-cell" style:parent-style-name="TL_20_Data" style:name="ce10">
      <style:table-cell-properties fo:border-left="0.06pt solid #000000" style:text-align-source="fix" style:direction="ltr" fo:border-top="0.06pt solid #000000" style:repeat-content="false" fo:border-right="0.06pt solid #000000" style:shrink-to-fit="false" fo:wrap-option="no-wrap" fo:border-bottom="none" ns41:vertical-justify="auto" style:rotation-angle="0"/>
      <style:paragraph-properties fo:margin-left="0pt" fo:text-align="start" css3t:text-justify="auto" style:writing-mode="page"/>
    </style:style>
    <style:style style:family="table-cell" style:parent-style-name="TL_20_Data" style:name="ce11">
      <style:table-cell-properties fo:border-left="0.06pt solid #000000" style:text-align-source="fix" style:direction="ltr" fo:border-top="none" style:repeat-content="false" fo:border-right="0.06pt solid #000000" style:shrink-to-fit="false" fo:wrap-option="no-wrap" fo:border-bottom="none" ns41:vertical-justify="auto" style:rotation-angle="0"/>
      <style:paragraph-properties fo:margin-left="0pt" fo:text-align="start" css3t:text-justify="auto" style:writing-mode="page"/>
    </style:style>
    <style:style style:family="table-cell" style:parent-style-name="TL_20_Data" style:name="ce12">
      <style:table-cell-properties fo:border-left="0.06pt solid #000000" style:text-align-source="fix" style:direction="ltr" fo:border-top="none" style:repeat-content="false" fo:border-right="0.06pt solid #000000" style:shrink-to-fit="false" fo:wrap-option="no-wrap" fo:border-bottom="0.06pt solid #000000" ns41:vertical-justify="auto" style:rotation-angle="0"/>
      <style:paragraph-properties fo:margin-left="0pt" fo:text-align="start" css3t:text-justify="auto" style:writing-mode="page"/>
    </style:style>
  </office:automatic-styles>
  <office:body>
    <office:spreadsheet>
      <table:calculation-settings table:use-regular-expressions="false" table:case-sensitive="false" table:automatic-find-labels="false">
        <table:iteration table:maximum-difference="0.0001"/>
      </table:calculation-settings>
      <table:table table:style-name="ta1" table:name="1960_VT_CBS">
        <office:forms form:apply-design-mode="false" form:automatic-focus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 table:number-columns-repeated="1021"/>
        <table:table-row table:style-name="ro1">
          <table:table-cell ns42:value-type="string" table:style-name="ce1" office:value-type="string">
            <text:p>Gemeente</text:p>
          </table:table-cell>
          <table:table-cell ns42:value-type="string" table:style-name="ce6" office:value-type="string">
            <text:p>Geslacht</text:p>
          </table:table-cell>
          <table:table-cell ns42:value-type="string" table:style-name="ce6" office:value-type="string">
            <text:p>PopulatieCBS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ns42:value-type="string" table:style-name="ce3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7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0"/>
          <table:table-cell table:number-columns-repeated="1021"/>
        </table:table-row>
        <table:table-row table:style-name="ro1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2" office:value-type="float">
            <text:p>3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692" office:value-type="float">
            <text:p>76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756" office:value-type="float">
            <text:p>77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78" office:value-type="float">
            <text:p>26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73" office:value-type="float">
            <text:p>19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52" office:value-type="float">
            <text:p>17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0" office:value-type="float">
            <text:p>5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7" office:value-type="float">
            <text:p>3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65" office:value-type="float">
            <text:p>24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794" office:value-type="float">
            <text:p>97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40" office:value-type="float">
            <text:p>7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10" office:value-type="float">
            <text:p>11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88" office:value-type="float">
            <text:p>14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038" office:value-type="float">
            <text:p>70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800" office:value-type="float">
            <text:p>48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423" office:value-type="float">
            <text:p>214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207" office:value-type="float">
            <text:p>252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22" office:value-type="float">
            <text:p>24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465" office:value-type="float">
            <text:p>124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55" office:value-type="float">
            <text:p>19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23" office:value-type="float">
            <text:p>30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99" office:value-type="float">
            <text:p>14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30" office:value-type="float">
            <text:p>10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77" office:value-type="float">
            <text:p>12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37" office:value-type="float">
            <text:p>22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456" office:value-type="float">
            <text:p>344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41" office:value-type="float">
            <text:p>5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25" office:value-type="float">
            <text:p>16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11" office:value-type="float">
            <text:p>16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9868" office:value-type="float">
            <text:p>4198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11" office:value-type="float">
            <text:p>7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52" office:value-type="float">
            <text:p>22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30" office:value-type="float">
            <text:p>17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49" office:value-type="float">
            <text:p>5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70" office:value-type="float">
            <text:p>29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711" office:value-type="float">
            <text:p>37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313" office:value-type="float">
            <text:p>523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81" office:value-type="float">
            <text:p>18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906" office:value-type="float">
            <text:p>49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27" office:value-type="float">
            <text:p>29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21" office:value-type="float">
            <text:p>10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39" office:value-type="float">
            <text:p>14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0531" office:value-type="float">
            <text:p>605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32" office:value-type="float">
            <text:p>8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313" office:value-type="float">
            <text:p>143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66" office:value-type="float">
            <text:p>36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93" office:value-type="float">
            <text:p>47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79" office:value-type="float">
            <text:p>8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073" office:value-type="float">
            <text:p>60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64" office:value-type="float">
            <text:p>39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20" office:value-type="float">
            <text:p>26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56" office:value-type="float">
            <text:p>3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25" office:value-type="float">
            <text:p>24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129" office:value-type="float">
            <text:p>101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58" office:value-type="float">
            <text:p>6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57" office:value-type="float">
            <text:p>14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40" office:value-type="float">
            <text:p>30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77" office:value-type="float">
            <text:p>44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612" office:value-type="float">
            <text:p>126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42" office:value-type="float">
            <text:p>36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85" office:value-type="float">
            <text:p>9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37" office:value-type="float">
            <text:p>5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9" office:value-type="float">
            <text:p>3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83" office:value-type="float">
            <text:p>11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28" office:value-type="float">
            <text:p>39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66" office:value-type="float">
            <text:p>5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36" office:value-type="float">
            <text:p>52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94" office:value-type="float">
            <text:p>26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32" office:value-type="float">
            <text:p>34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06" office:value-type="float">
            <text:p>12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46" office:value-type="float">
            <text:p>17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36" office:value-type="float">
            <text:p>16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218" office:value-type="float">
            <text:p>42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0" office:value-type="float">
            <text:p>2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054" office:value-type="float">
            <text:p>60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94" office:value-type="float">
            <text:p>17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61" office:value-type="float">
            <text:p>29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1" office:value-type="float">
            <text:p>1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641" office:value-type="float">
            <text:p>56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36" office:value-type="float">
            <text:p>21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02" office:value-type="float">
            <text:p>12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20" office:value-type="float">
            <text:p>7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 en Dal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79" office:value-type="float">
            <text:p>13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46" office:value-type="float">
            <text:p>21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306" office:value-type="float">
            <text:p>53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42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860" office:value-type="float">
            <text:p>48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744" office:value-type="float">
            <text:p>177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309" office:value-type="float">
            <text:p>33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152" office:value-type="float">
            <text:p>81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68" office:value-type="float">
            <text:p>9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81" office:value-type="float">
            <text:p>18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58" office:value-type="float">
            <text:p>21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30" office:value-type="float">
            <text:p>41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81" office:value-type="float">
            <text:p>16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8" office:value-type="float">
            <text:p>4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20" office:value-type="float">
            <text:p>17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01" office:value-type="float">
            <text:p>27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492" office:value-type="float">
            <text:p>54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37" office:value-type="float">
            <text:p>22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86" office:value-type="float">
            <text:p>8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379" office:value-type="float">
            <text:p>183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30" office:value-type="float">
            <text:p>20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10" office:value-type="float">
            <text:p>10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39" office:value-type="float">
            <text:p>4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05" office:value-type="float">
            <text:p>44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819" office:value-type="float">
            <text:p>118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79" office:value-type="float">
            <text:p>3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46" office:value-type="float">
            <text:p>25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2" office:value-type="float">
            <text:p>2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828" office:value-type="float">
            <text:p>28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83" office:value-type="float">
            <text:p>16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eskensgraaf en Hofwege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93" office:value-type="float">
            <text:p>6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766" office:value-type="float">
            <text:p>87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69" office:value-type="float">
            <text:p>14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83" office:value-type="float">
            <text:p>6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08" office:value-type="float">
            <text:p>21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210" office:value-type="float">
            <text:p>42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degraven-Reeuwijk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313" office:value-type="float">
            <text:p>33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36" office:value-type="float">
            <text:p>26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24" office:value-type="float">
            <text:p>41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98" office:value-type="float">
            <text:p>9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15" office:value-type="float">
            <text:p>39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337" office:value-type="float">
            <text:p>53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94" office:value-type="float">
            <text:p>6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59" office:value-type="float">
            <text:p>22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320" office:value-type="float">
            <text:p>73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59" office:value-type="float">
            <text:p>7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31" office:value-type="float">
            <text:p>47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01" office:value-type="float">
            <text:p>20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395" office:value-type="float">
            <text:p>43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669" office:value-type="float">
            <text:p>86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29" office:value-type="float">
            <text:p>26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41" office:value-type="float">
            <text:p>5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945" office:value-type="float">
            <text:p>529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61" office:value-type="float">
            <text:p>18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91" office:value-type="float">
            <text:p>34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87" office:value-type="float">
            <text:p>20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33" office:value-type="float">
            <text:p>9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02" office:value-type="float">
            <text:p>6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8" office:value-type="float">
            <text:p>5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61" office:value-type="float">
            <text:p>11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979" office:value-type="float">
            <text:p>69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394" office:value-type="float">
            <text:p>123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213" office:value-type="float">
            <text:p>42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91" office:value-type="float">
            <text:p>13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50" office:value-type="float">
            <text:p>23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84" office:value-type="float">
            <text:p>44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96" office:value-type="float">
            <text:p>11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52" office:value-type="float">
            <text:p>3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556" office:value-type="float">
            <text:p>185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51" office:value-type="float">
            <text:p>11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85" office:value-type="float">
            <text:p>8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96" office:value-type="float">
            <text:p>4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8" office:value-type="float">
            <text:p>6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205" office:value-type="float">
            <text:p>62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263" office:value-type="float">
            <text:p>62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19" office:value-type="float">
            <text:p>13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94" office:value-type="float">
            <text:p>18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043" office:value-type="float">
            <text:p>50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63" office:value-type="float">
            <text:p>7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34" office:value-type="float">
            <text:p>39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038" office:value-type="float">
            <text:p>60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50" office:value-type="float">
            <text:p>24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379" office:value-type="float">
            <text:p>53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902" office:value-type="float">
            <text:p>79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antumadiel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90" office:value-type="float">
            <text:p>12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631" office:value-type="float">
            <text:p>386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474" office:value-type="float">
            <text:p>84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89" office:value-type="float">
            <text:p>47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129" office:value-type="float">
            <text:p>101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649" office:value-type="float">
            <text:p>276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062" office:value-type="float">
            <text:p>50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63" office:value-type="float">
            <text:p>38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31" office:value-type="float">
            <text:p>11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02" office:value-type="float">
            <text:p>44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93" office:value-type="float">
            <text:p>11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69" office:value-type="float">
            <text:p>17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74" office:value-type="float">
            <text:p>22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38" office:value-type="float">
            <text:p>15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81" office:value-type="float">
            <text:p>27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50" office:value-type="float">
            <text:p>14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24" office:value-type="float">
            <text:p>14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553" office:value-type="float">
            <text:p>35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415" office:value-type="float">
            <text:p>134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07" office:value-type="float">
            <text:p>36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01" office:value-type="float">
            <text:p>7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153" office:value-type="float">
            <text:p>71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118" office:value-type="float">
            <text:p>31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04" office:value-type="float">
            <text:p>44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76" office:value-type="float">
            <text:p>39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537" office:value-type="float">
            <text:p>415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51" office:value-type="float">
            <text:p>4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19" office:value-type="float">
            <text:p>14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20" office:value-type="float">
            <text:p>67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89" office:value-type="float">
            <text:p>2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27" office:value-type="float">
            <text:p>38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50" office:value-type="float">
            <text:p>41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80" office:value-type="float">
            <text:p>27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67" office:value-type="float">
            <text:p>27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5" office:value-type="float">
            <text:p>2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04" office:value-type="float">
            <text:p>14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99" office:value-type="float">
            <text:p>22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87" office:value-type="float">
            <text:p>17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416" office:value-type="float">
            <text:p>74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67" office:value-type="float">
            <text:p>21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382" office:value-type="float">
            <text:p>73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072" office:value-type="float">
            <text:p>290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41" office:value-type="float">
            <text:p>30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16" office:value-type="float">
            <text:p>14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95" office:value-type="float">
            <text:p>12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890" office:value-type="float">
            <text:p>28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05" office:value-type="float">
            <text:p>16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17" office:value-type="float">
            <text:p>21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62" office:value-type="float">
            <text:p>18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017" office:value-type="float">
            <text:p>70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79" office:value-type="float">
            <text:p>30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65" office:value-type="float">
            <text:p>27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ijsden-Margraten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5619" office:value-type="float">
            <text:p>856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09" office:value-type="float">
            <text:p>18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8" office:value-type="float">
            <text:p>2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1" office:value-type="float">
            <text:p>1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3" office:value-type="float">
            <text:p>2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70" office:value-type="float">
            <text:p>26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216" office:value-type="float">
            <text:p>72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91" office:value-type="float">
            <text:p>15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090" office:value-type="float">
            <text:p>340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06" office:value-type="float">
            <text:p>6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94" office:value-type="float">
            <text:p>4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44" office:value-type="float">
            <text:p>52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3330" office:value-type="float">
            <text:p>633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722" office:value-type="float">
            <text:p>117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230" office:value-type="float">
            <text:p>142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88" office:value-type="float">
            <text:p>21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8" office:value-type="float">
            <text:p>5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76" office:value-type="float">
            <text:p>5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89" office:value-type="float">
            <text:p>67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8" office:value-type="float">
            <text:p>6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97" office:value-type="float">
            <text:p>17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61" office:value-type="float">
            <text:p>9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277" office:value-type="float">
            <text:p>42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27" office:value-type="float">
            <text:p>25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51" office:value-type="float">
            <text:p>16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601" office:value-type="float">
            <text:p>46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36" office:value-type="float">
            <text:p>24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Friese Meren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e Fryske Marren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510" office:value-type="float">
            <text:p>35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12" office:value-type="float">
            <text:p>19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34" office:value-type="float">
            <text:p>23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04" office:value-type="float">
            <text:p>7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16" office:value-type="float">
            <text:p>15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355" office:value-type="float">
            <text:p>33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827" office:value-type="float">
            <text:p>98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043" office:value-type="float">
            <text:p>160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94" office:value-type="float">
            <text:p>64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802" office:value-type="float">
            <text:p>78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32" office:value-type="float">
            <text:p>25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36" office:value-type="float">
            <text:p>24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69" office:value-type="float">
            <text:p>27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41" office:value-type="float">
            <text:p>11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22" office:value-type="float">
            <text:p>4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84" office:value-type="float">
            <text:p>13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02" office:value-type="float">
            <text:p>21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73" office:value-type="float">
            <text:p>12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699" office:value-type="float">
            <text:p>76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11" office:value-type="float">
            <text:p>6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eree-Overflakkee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371" office:value-type="float">
            <text:p>73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03" office:value-type="float">
            <text:p>47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oise Meren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738" office:value-type="float">
            <text:p>37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761" office:value-type="float">
            <text:p>107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967" office:value-type="float">
            <text:p>59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502" office:value-type="float">
            <text:p>215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92" office:value-type="float">
            <text:p>10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9" office:value-type="float">
            <text:p>3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18" office:value-type="float">
            <text:p>7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93" office:value-type="float">
            <text:p>7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93" office:value-type="float">
            <text:p>5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42" office:value-type="float">
            <text:p>27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32" office:value-type="float">
            <text:p>10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18" office:value-type="float">
            <text:p>30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23" office:value-type="float">
            <text:p>9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850" office:value-type="float">
            <text:p>28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nhage (gemeente)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86672" office:value-type="float">
            <text:p>2866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48" office:value-type="float">
            <text:p>7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19" office:value-type="float">
            <text:p>7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020" office:value-type="float">
            <text:p>50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93" office:value-type="float">
            <text:p>11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84" office:value-type="float">
            <text:p>18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38" office:value-type="float">
            <text:p>4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41" office:value-type="float">
            <text:p>10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41" office:value-type="float">
            <text:p>32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202" office:value-type="float">
            <text:p>72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ningen (gemeente)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0905" office:value-type="float">
            <text:p>709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43" office:value-type="float">
            <text:p>14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07" office:value-type="float">
            <text:p>10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03" office:value-type="float">
            <text:p>29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317" office:value-type="float">
            <text:p>43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73" office:value-type="float">
            <text:p>19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41" office:value-type="float">
            <text:p>20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46" office:value-type="float">
            <text:p>14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406" office:value-type="float">
            <text:p>74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87" office:value-type="float">
            <text:p>8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13" office:value-type="float">
            <text:p>16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2056" office:value-type="float">
            <text:p>820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74" office:value-type="float">
            <text:p>23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955" office:value-type="float">
            <text:p>229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19" office:value-type="float">
            <text:p>14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00" office:value-type="float">
            <text:p>19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85" office:value-type="float">
            <text:p>4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590" office:value-type="float">
            <text:p>45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336" office:value-type="float">
            <text:p>53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74" office:value-type="float">
            <text:p>10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489" office:value-type="float">
            <text:p>114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780" office:value-type="float">
            <text:p>87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21" office:value-type="float">
            <text:p>64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510" office:value-type="float">
            <text:p>65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46" office:value-type="float">
            <text:p>21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955" office:value-type="float">
            <text:p>59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84" office:value-type="float">
            <text:p>19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824" office:value-type="float">
            <text:p>58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29" office:value-type="float">
            <text:p>14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744" office:value-type="float">
            <text:p>37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47" office:value-type="float">
            <text:p>25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69" office:value-type="float">
            <text:p>32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67" office:value-type="float">
            <text:p>12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28" office:value-type="float">
            <text:p>12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94" office:value-type="float">
            <text:p>67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266" office:value-type="float">
            <text:p>122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5" office:value-type="float">
            <text:p>6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626" office:value-type="float">
            <text:p>46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9" office:value-type="float">
            <text:p>2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28" office:value-type="float">
            <text:p>24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839" office:value-type="float">
            <text:p>68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39" office:value-type="float">
            <text:p>7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000" office:value-type="float">
            <text:p>130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55" office:value-type="float">
            <text:p>5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515" office:value-type="float">
            <text:p>35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68" office:value-type="float">
            <text:p>9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5865" office:value-type="float">
            <text:p>358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72" office:value-type="float">
            <text:p>29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29" office:value-type="float">
            <text:p>13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86" office:value-type="float">
            <text:p>26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9" office:value-type="float">
            <text:p>4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988" office:value-type="float">
            <text:p>69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34" office:value-type="float">
            <text:p>11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71" office:value-type="float">
            <text:p>10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67" office:value-type="float">
            <text:p>20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73" office:value-type="float">
            <text:p>5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2" office:value-type="float">
            <text:p>4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561" office:value-type="float">
            <text:p>55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891" office:value-type="float">
            <text:p>258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531" office:value-type="float">
            <text:p>125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589" office:value-type="float">
            <text:p>35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658" office:value-type="float">
            <text:p>216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08" office:value-type="float">
            <text:p>16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44" office:value-type="float">
            <text:p>24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283" office:value-type="float">
            <text:p>42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358" office:value-type="float">
            <text:p>33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752" office:value-type="float">
            <text:p>307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38" office:value-type="float">
            <text:p>23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05" office:value-type="float">
            <text:p>6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42" office:value-type="float">
            <text:p>5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10" office:value-type="float">
            <text:p>12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5577" office:value-type="float">
            <text:p>355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723" office:value-type="float">
            <text:p>37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07" office:value-type="float">
            <text:p>9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81" office:value-type="float">
            <text:p>29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68" office:value-type="float">
            <text:p>9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10" office:value-type="float">
            <text:p>18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89" office:value-type="float">
            <text:p>17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40" office:value-type="float">
            <text:p>20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646" office:value-type="float">
            <text:p>76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56" office:value-type="float">
            <text:p>30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9058" office:value-type="float">
            <text:p>490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35" office:value-type="float">
            <text:p>4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14" office:value-type="float">
            <text:p>8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54" office:value-type="float">
            <text:p>12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73" office:value-type="float">
            <text:p>3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240" office:value-type="float">
            <text:p>112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58" office:value-type="float">
            <text:p>13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62" office:value-type="float">
            <text:p>26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ollands Kroon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89" office:value-type="float">
            <text:p>29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42" office:value-type="float">
            <text:p>27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1" office:value-type="float">
            <text:p>6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4" office:value-type="float">
            <text:p>4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26" office:value-type="float">
            <text:p>15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33" office:value-type="float">
            <text:p>23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73" office:value-type="float">
            <text:p>22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075" office:value-type="float">
            <text:p>130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272" office:value-type="float">
            <text:p>122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22" office:value-type="float">
            <text:p>15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97" office:value-type="float">
            <text:p>26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39" office:value-type="float">
            <text:p>24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97" office:value-type="float">
            <text:p>13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033" office:value-type="float">
            <text:p>80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62" office:value-type="float">
            <text:p>4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31" office:value-type="float">
            <text:p>13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92" office:value-type="float">
            <text:p>5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83" office:value-type="float">
            <text:p>64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94" office:value-type="float">
            <text:p>17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10" office:value-type="float">
            <text:p>10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359" office:value-type="float">
            <text:p>43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426" office:value-type="float">
            <text:p>84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97" office:value-type="float">
            <text:p>13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70" office:value-type="float">
            <text:p>24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99" office:value-type="float">
            <text:p>18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90" office:value-type="float">
            <text:p>18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14" office:value-type="float">
            <text:p>36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74" office:value-type="float">
            <text:p>7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34" office:value-type="float">
            <text:p>41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55" office:value-type="float">
            <text:p>34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68" office:value-type="float">
            <text:p>13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13" office:value-type="float">
            <text:p>13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30" office:value-type="float">
            <text:p>4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3" office:value-type="float">
            <text:p>3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7" office:value-type="float">
            <text:p>3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50" office:value-type="float">
            <text:p>21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ag en Braassem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28" office:value-type="float">
            <text:p>13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622" office:value-type="float">
            <text:p>136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99" office:value-type="float">
            <text:p>10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94" office:value-type="float">
            <text:p>21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9" office:value-type="float">
            <text:p>5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351" office:value-type="float">
            <text:p>153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1" office:value-type="float">
            <text:p>1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57" office:value-type="float">
            <text:p>5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017" office:value-type="float">
            <text:p>250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05" office:value-type="float">
            <text:p>4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87" office:value-type="float">
            <text:p>23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45" office:value-type="float">
            <text:p>15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33" office:value-type="float">
            <text:p>29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77" office:value-type="float">
            <text:p>11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77" office:value-type="float">
            <text:p>14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88" office:value-type="float">
            <text:p>10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01" office:value-type="float">
            <text:p>11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85" office:value-type="float">
            <text:p>27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88" office:value-type="float">
            <text:p>8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71" office:value-type="float">
            <text:p>11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04" office:value-type="float">
            <text:p>13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ggenland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20" office:value-type="float">
            <text:p>51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78" office:value-type="float">
            <text:p>36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30" office:value-type="float">
            <text:p>15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11" office:value-type="float">
            <text:p>17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01" office:value-type="float">
            <text:p>11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02" office:value-type="float">
            <text:p>14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05" office:value-type="float">
            <text:p>14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92" office:value-type="float">
            <text:p>18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50" office:value-type="float">
            <text:p>52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rimpenerwaard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848" office:value-type="float">
            <text:p>48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96" office:value-type="float">
            <text:p>25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65" office:value-type="float">
            <text:p>4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6" office:value-type="float">
            <text:p>2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07" office:value-type="float">
            <text:p>41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41" office:value-type="float">
            <text:p>8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62" office:value-type="float">
            <text:p>4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01" office:value-type="float">
            <text:p>47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57" office:value-type="float">
            <text:p>5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nsingerland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352" office:value-type="float">
            <text:p>33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305" office:value-type="float">
            <text:p>63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77" office:value-type="float">
            <text:p>47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35" office:value-type="float">
            <text:p>14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24" office:value-type="float">
            <text:p>18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5" office:value-type="float">
            <text:p>4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870" office:value-type="float">
            <text:p>58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02" office:value-type="float">
            <text:p>20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0500" office:value-type="float">
            <text:p>405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99" office:value-type="float">
            <text:p>25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351" office:value-type="float">
            <text:p>473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88" office:value-type="float">
            <text:p>36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296" office:value-type="float">
            <text:p>82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16" office:value-type="float">
            <text:p>15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818" office:value-type="float">
            <text:p>28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50" office:value-type="float">
            <text:p>41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udal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98" office:value-type="float">
            <text:p>23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60" office:value-type="float">
            <text:p>9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652" office:value-type="float">
            <text:p>66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43" office:value-type="float">
            <text:p>14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10" office:value-type="float">
            <text:p>26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30" office:value-type="float">
            <text:p>26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09" office:value-type="float">
            <text:p>20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74" office:value-type="float">
            <text:p>16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63" office:value-type="float">
            <text:p>15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77" office:value-type="float">
            <text:p>13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40" office:value-type="float">
            <text:p>12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860" office:value-type="float">
            <text:p>68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06" office:value-type="float">
            <text:p>22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24" office:value-type="float">
            <text:p>38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75" office:value-type="float">
            <text:p>16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6" office:value-type="float">
            <text:p>3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935" office:value-type="float">
            <text:p>79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09" office:value-type="float">
            <text:p>32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94" office:value-type="float">
            <text:p>27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85" office:value-type="float">
            <text:p>17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686" office:value-type="float">
            <text:p>86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69" office:value-type="float">
            <text:p>9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72" office:value-type="float">
            <text:p>25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43" office:value-type="float">
            <text:p>19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972" office:value-type="float">
            <text:p>59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57" office:value-type="float">
            <text:p>34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63" office:value-type="float">
            <text:p>26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39" office:value-type="float">
            <text:p>34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84" office:value-type="float">
            <text:p>9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179" office:value-type="float">
            <text:p>31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gouw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99" office:value-type="float">
            <text:p>20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79" office:value-type="float">
            <text:p>67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603" office:value-type="float">
            <text:p>446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81" office:value-type="float">
            <text:p>36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83" office:value-type="float">
            <text:p>10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156" office:value-type="float">
            <text:p>31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06" office:value-type="float">
            <text:p>8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18" office:value-type="float">
            <text:p>38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62" office:value-type="float">
            <text:p>24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59" office:value-type="float">
            <text:p>27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32" office:value-type="float">
            <text:p>9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35" office:value-type="float">
            <text:p>10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94" office:value-type="float">
            <text:p>16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69" office:value-type="float">
            <text:p>41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53" office:value-type="float">
            <text:p>12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95" office:value-type="float">
            <text:p>17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11" office:value-type="float">
            <text:p>17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4" office:value-type="float">
            <text:p>3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81" office:value-type="float">
            <text:p>9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80" office:value-type="float">
            <text:p>52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nameradiel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721" office:value-type="float">
            <text:p>87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83" office:value-type="float">
            <text:p>8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9" office:value-type="float">
            <text:p>6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1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918" office:value-type="float">
            <text:p>109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34" office:value-type="float">
            <text:p>25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3" office:value-type="float">
            <text:p>2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59" office:value-type="float">
            <text:p>13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05" office:value-type="float">
            <text:p>22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07" office:value-type="float">
            <text:p>6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03" office:value-type="float">
            <text:p>47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93" office:value-type="float">
            <text:p>36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55" office:value-type="float">
            <text:p>10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200" office:value-type="float">
            <text:p>42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18" office:value-type="float">
            <text:p>21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73" office:value-type="float">
            <text:p>17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58" office:value-type="float">
            <text:p>6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39" office:value-type="float">
            <text:p>3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lenwaard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99" office:value-type="float">
            <text:p>18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950" office:value-type="float">
            <text:p>79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03" office:value-type="float">
            <text:p>13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11" office:value-type="float">
            <text:p>13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97" office:value-type="float">
            <text:p>16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13" office:value-type="float">
            <text:p>19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20" office:value-type="float">
            <text:p>24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45" office:value-type="float">
            <text:p>13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02" office:value-type="float">
            <text:p>19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918" office:value-type="float">
            <text:p>99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308" office:value-type="float">
            <text:p>73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64" office:value-type="float">
            <text:p>15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70" office:value-type="float">
            <text:p>51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51" office:value-type="float">
            <text:p>44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02" office:value-type="float">
            <text:p>14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33" office:value-type="float">
            <text:p>9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09" office:value-type="float">
            <text:p>6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30" office:value-type="float">
            <text:p>8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53" office:value-type="float">
            <text:p>27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11" office:value-type="float">
            <text:p>11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210" office:value-type="float">
            <text:p>42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88" office:value-type="float">
            <text:p>9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952" office:value-type="float">
            <text:p>219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19" office:value-type="float">
            <text:p>8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80" office:value-type="float">
            <text:p>29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33" office:value-type="float">
            <text:p>9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002" office:value-type="float">
            <text:p>40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39" office:value-type="float">
            <text:p>27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33" office:value-type="float">
            <text:p>3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63" office:value-type="float">
            <text:p>26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60" office:value-type="float">
            <text:p>25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05" office:value-type="float">
            <text:p>9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3" office:value-type="float">
            <text:p>4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80" office:value-type="float">
            <text:p>8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19" office:value-type="float">
            <text:p>12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4" office:value-type="float">
            <text:p>2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74" office:value-type="float">
            <text:p>8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07" office:value-type="float">
            <text:p>5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38" office:value-type="float">
            <text:p>8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818" office:value-type="float">
            <text:p>78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5184" office:value-type="float">
            <text:p>651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12" office:value-type="float">
            <text:p>3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ssewaard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73" office:value-type="float">
            <text:p>25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93" office:value-type="float">
            <text:p>4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72" office:value-type="float">
            <text:p>9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31" office:value-type="float">
            <text:p>16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28" office:value-type="float">
            <text:p>6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20" office:value-type="float">
            <text:p>4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Noordoostelijke Polder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778" office:value-type="float">
            <text:p>147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6" office:value-type="float">
            <text:p>1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715" office:value-type="float">
            <text:p>87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129" office:value-type="float">
            <text:p>61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30" office:value-type="float">
            <text:p>17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823" office:value-type="float">
            <text:p>28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752" office:value-type="float">
            <text:p>37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48" office:value-type="float">
            <text:p>12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83" office:value-type="float">
            <text:p>23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192" office:value-type="float">
            <text:p>31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56" office:value-type="float">
            <text:p>10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61" office:value-type="float">
            <text:p>13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67" office:value-type="float">
            <text:p>5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15" office:value-type="float">
            <text:p>64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08" office:value-type="float">
            <text:p>9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533" office:value-type="float">
            <text:p>65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36" office:value-type="float">
            <text:p>3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05" office:value-type="float">
            <text:p>16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239" office:value-type="float">
            <text:p>42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618" office:value-type="float">
            <text:p>56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dambt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679" office:value-type="float">
            <text:p>76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98" office:value-type="float">
            <text:p>10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57" office:value-type="float">
            <text:p>10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85" office:value-type="float">
            <text:p>15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129" office:value-type="float">
            <text:p>101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07" office:value-type="float">
            <text:p>39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62" office:value-type="float">
            <text:p>67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628" office:value-type="float">
            <text:p>116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28" office:value-type="float">
            <text:p>15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97" office:value-type="float">
            <text:p>38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50" office:value-type="float">
            <text:p>14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36" office:value-type="float">
            <text:p>19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43" office:value-type="float">
            <text:p>38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09" office:value-type="float">
            <text:p>21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821" office:value-type="float">
            <text:p>128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94" office:value-type="float">
            <text:p>8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81" office:value-type="float">
            <text:p>6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39" office:value-type="float">
            <text:p>8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708" office:value-type="float">
            <text:p>97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20" office:value-type="float">
            <text:p>24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06" office:value-type="float">
            <text:p>27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97" office:value-type="float">
            <text:p>10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enbaar Lichaam Z.IJ.P.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5" office:value-type="float">
            <text:p>5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68" office:value-type="float">
            <text:p>6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10" office:value-type="float">
            <text:p>30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32" office:value-type="float">
            <text:p>16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68" office:value-type="float">
            <text:p>6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495" office:value-type="float">
            <text:p>104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490" office:value-type="float">
            <text:p>154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30" office:value-type="float">
            <text:p>22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01" office:value-type="float">
            <text:p>5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55" office:value-type="float">
            <text:p>17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3" office:value-type="float">
            <text:p>3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50" office:value-type="float">
            <text:p>39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5" office:value-type="float">
            <text:p>6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00" office:value-type="float">
            <text:p>39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41" office:value-type="float">
            <text:p>21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81" office:value-type="float">
            <text:p>39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8" office:value-type="float">
            <text:p>3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23" office:value-type="float">
            <text:p>44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8" office:value-type="float">
            <text:p>2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81" office:value-type="float">
            <text:p>4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22" office:value-type="float">
            <text:p>8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81" office:value-type="float">
            <text:p>36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77" office:value-type="float">
            <text:p>21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40" office:value-type="float">
            <text:p>14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81" office:value-type="float">
            <text:p>19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53" office:value-type="float">
            <text:p>11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68" office:value-type="float">
            <text:p>10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2" office:value-type="float">
            <text:p>2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93" office:value-type="float">
            <text:p>13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1" office:value-type="float">
            <text:p>1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33" office:value-type="float">
            <text:p>7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65" office:value-type="float">
            <text:p>9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83" office:value-type="float">
            <text:p>2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002" office:value-type="float">
            <text:p>50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eel en Maas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75" office:value-type="float">
            <text:p>15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5" office:value-type="float">
            <text:p>6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63" office:value-type="float">
            <text:p>4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51" office:value-type="float">
            <text:p>52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2" office:value-type="float">
            <text:p>5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537" office:value-type="float">
            <text:p>45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62" office:value-type="float">
            <text:p>8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55" office:value-type="float">
            <text:p>15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11" office:value-type="float">
            <text:p>25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64" office:value-type="float">
            <text:p>52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19" office:value-type="float">
            <text:p>10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251" office:value-type="float">
            <text:p>62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85" office:value-type="float">
            <text:p>15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301" office:value-type="float">
            <text:p>83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57" office:value-type="float">
            <text:p>44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54" office:value-type="float">
            <text:p>13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80" office:value-type="float">
            <text:p>30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73" office:value-type="float">
            <text:p>30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05" office:value-type="float">
            <text:p>5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090" office:value-type="float">
            <text:p>140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11" office:value-type="float">
            <text:p>10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5" office:value-type="float">
            <text:p>2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21" office:value-type="float">
            <text:p>25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844" office:value-type="float">
            <text:p>188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49" office:value-type="float">
            <text:p>64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40" office:value-type="float">
            <text:p>24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541" office:value-type="float">
            <text:p>145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36" office:value-type="float">
            <text:p>6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00" office:value-type="float">
            <text:p>4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09" office:value-type="float">
            <text:p>4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383" office:value-type="float">
            <text:p>33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60" office:value-type="float">
            <text:p>8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05" office:value-type="float">
            <text:p>20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269" office:value-type="float">
            <text:p>72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9" office:value-type="float">
            <text:p>4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815" office:value-type="float">
            <text:p>188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73" office:value-type="float">
            <text:p>14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5" office:value-type="float">
            <text:p>2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93" office:value-type="float">
            <text:p>16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31" office:value-type="float">
            <text:p>41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984" office:value-type="float">
            <text:p>169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61" office:value-type="float">
            <text:p>16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54" office:value-type="float">
            <text:p>21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423" office:value-type="float">
            <text:p>194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24" office:value-type="float">
            <text:p>6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583" office:value-type="float">
            <text:p>45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75" office:value-type="float">
            <text:p>11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0206" office:value-type="float">
            <text:p>3602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68" office:value-type="float">
            <text:p>20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4" office:value-type="float">
            <text:p>4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576" office:value-type="float">
            <text:p>75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98" office:value-type="float">
            <text:p>30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04" office:value-type="float">
            <text:p>16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96" office:value-type="float">
            <text:p>29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07" office:value-type="float">
            <text:p>4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65" office:value-type="float">
            <text:p>21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38" office:value-type="float">
            <text:p>47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403" office:value-type="float">
            <text:p>74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61" office:value-type="float">
            <text:p>24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89" office:value-type="float">
            <text:p>22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89" office:value-type="float">
            <text:p>9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712" office:value-type="float">
            <text:p>37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6" office:value-type="float">
            <text:p>2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1" office:value-type="float">
            <text:p>3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95" office:value-type="float">
            <text:p>5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69" office:value-type="float">
            <text:p>6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14" office:value-type="float">
            <text:p>19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948" office:value-type="float">
            <text:p>399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73" office:value-type="float">
            <text:p>3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843" office:value-type="float">
            <text:p>68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58" office:value-type="float">
            <text:p>13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820" office:value-type="float">
            <text:p>28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14" office:value-type="float">
            <text:p>21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156" office:value-type="float">
            <text:p>31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95" office:value-type="float">
            <text:p>9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18" office:value-type="float">
            <text:p>34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11" office:value-type="float">
            <text:p>32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54" office:value-type="float">
            <text:p>5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26" office:value-type="float">
            <text:p>18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4" office:value-type="float">
            <text:p>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98" office:value-type="float">
            <text:p>8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16" office:value-type="float">
            <text:p>25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86" office:value-type="float">
            <text:p>7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13" office:value-type="float">
            <text:p>25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88" office:value-type="float">
            <text:p>5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95" office:value-type="float">
            <text:p>21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99" office:value-type="float">
            <text:p>7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14" office:value-type="float">
            <text:p>7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77" office:value-type="float">
            <text:p>8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19" office:value-type="float">
            <text:p>8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77" office:value-type="float">
            <text:p>10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70" office:value-type="float">
            <text:p>13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95" office:value-type="float">
            <text:p>13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845" office:value-type="float">
            <text:p>48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587" office:value-type="float">
            <text:p>55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241" office:value-type="float">
            <text:p>152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541" office:value-type="float">
            <text:p>35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0" office:value-type="float">
            <text:p>3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622" office:value-type="float">
            <text:p>86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82" office:value-type="float">
            <text:p>67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56" office:value-type="float">
            <text:p>3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luis (oud)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20" office:value-type="float">
            <text:p>13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321" office:value-type="float">
            <text:p>133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31" office:value-type="float">
            <text:p>36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204" office:value-type="float">
            <text:p>102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1" office:value-type="float">
            <text:p>3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871" office:value-type="float">
            <text:p>138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770" office:value-type="float">
            <text:p>57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72" office:value-type="float">
            <text:p>17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70" office:value-type="float">
            <text:p>32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58" office:value-type="float">
            <text:p>11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50" office:value-type="float">
            <text:p>34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163" office:value-type="float">
            <text:p>31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. Anthonis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1" office:value-type="float">
            <text:p>6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93" office:value-type="float">
            <text:p>22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61" office:value-type="float">
            <text:p>11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51" office:value-type="float">
            <text:p>51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82" office:value-type="float">
            <text:p>7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52" office:value-type="float">
            <text:p>4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49" office:value-type="float">
            <text:p>11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100" office:value-type="float">
            <text:p>61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22" office:value-type="float">
            <text:p>22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411" office:value-type="float">
            <text:p>54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76" office:value-type="float">
            <text:p>41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31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34" office:value-type="float">
            <text:p>44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37" office:value-type="float">
            <text:p>9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88" office:value-type="float">
            <text:p>7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ichtse Vecht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96" office:value-type="float">
            <text:p>10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26" office:value-type="float">
            <text:p>16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64" office:value-type="float">
            <text:p>12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47" office:value-type="float">
            <text:p>14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29" office:value-type="float">
            <text:p>9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85" office:value-type="float">
            <text:p>26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údwest-Fryslân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889" office:value-type="float">
            <text:p>28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00" office:value-type="float">
            <text:p>36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500" office:value-type="float">
            <text:p>85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99" office:value-type="float">
            <text:p>26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35" office:value-type="float">
            <text:p>22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172" office:value-type="float">
            <text:p>81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24" office:value-type="float">
            <text:p>18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08" office:value-type="float">
            <text:p>14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382" office:value-type="float">
            <text:p>53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88" office:value-type="float">
            <text:p>16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25" office:value-type="float">
            <text:p>12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089" office:value-type="float">
            <text:p>90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4" office:value-type="float">
            <text:p>2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286" office:value-type="float">
            <text:p>102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9605" office:value-type="float">
            <text:p>696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579" office:value-type="float">
            <text:p>75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udderen (Drostambt)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79" office:value-type="float">
            <text:p>30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3" office:value-type="float">
            <text:p>2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8" office:value-type="float">
            <text:p>3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84" office:value-type="float">
            <text:p>51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088" office:value-type="float">
            <text:p>40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341" office:value-type="float">
            <text:p>83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72" office:value-type="float">
            <text:p>32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40" office:value-type="float">
            <text:p>27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919" office:value-type="float">
            <text:p>49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96" office:value-type="float">
            <text:p>23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46" office:value-type="float">
            <text:p>26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27" office:value-type="float">
            <text:p>8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56" office:value-type="float">
            <text:p>19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47" office:value-type="float">
            <text:p>30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06" office:value-type="float">
            <text:p>20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93" office:value-type="float">
            <text:p>8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51" office:value-type="float">
            <text:p>8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02" office:value-type="float">
            <text:p>25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trecht (gemeente)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5782" office:value-type="float">
            <text:p>1257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924" office:value-type="float">
            <text:p>49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073" office:value-type="float">
            <text:p>40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15" office:value-type="float">
            <text:p>10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002" office:value-type="float">
            <text:p>60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656" office:value-type="float">
            <text:p>96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5" office:value-type="float">
            <text:p>6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44" office:value-type="float">
            <text:p>7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942" office:value-type="float">
            <text:p>79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902" office:value-type="float">
            <text:p>119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3" office:value-type="float">
            <text:p>5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49" office:value-type="float">
            <text:p>64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548" office:value-type="float">
            <text:p>95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505" office:value-type="float">
            <text:p>325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58" office:value-type="float">
            <text:p>19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166" office:value-type="float">
            <text:p>271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870" office:value-type="float">
            <text:p>108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27" office:value-type="float">
            <text:p>14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68" office:value-type="float">
            <text:p>26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160" office:value-type="float">
            <text:p>31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90" office:value-type="float">
            <text:p>4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45" office:value-type="float">
            <text:p>29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568" office:value-type="float">
            <text:p>345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360" office:value-type="float">
            <text:p>83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94" office:value-type="float">
            <text:p>13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337" office:value-type="float">
            <text:p>43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5" office:value-type="float">
            <text:p>3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091" office:value-type="float">
            <text:p>50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731" office:value-type="float">
            <text:p>147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3" office:value-type="float">
            <text:p>2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36" office:value-type="float">
            <text:p>11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00" office:value-type="float">
            <text:p>34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42" office:value-type="float">
            <text:p>18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92" office:value-type="float">
            <text:p>25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839" office:value-type="float">
            <text:p>208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11" office:value-type="float">
            <text:p>26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335" office:value-type="float">
            <text:p>73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207" office:value-type="float">
            <text:p>102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93" office:value-type="float">
            <text:p>30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90" office:value-type="float">
            <text:p>6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47" office:value-type="float">
            <text:p>19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54" office:value-type="float">
            <text:p>34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68" office:value-type="float">
            <text:p>64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8" office:value-type="float">
            <text:p>5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356" office:value-type="float">
            <text:p>113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22" office:value-type="float">
            <text:p>10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802" office:value-type="float">
            <text:p>48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161" office:value-type="float">
            <text:p>91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99" office:value-type="float">
            <text:p>4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26" office:value-type="float">
            <text:p>9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9" office:value-type="float">
            <text:p>5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622" office:value-type="float">
            <text:p>56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640" office:value-type="float">
            <text:p>116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36" office:value-type="float">
            <text:p>38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10" office:value-type="float">
            <text:p>9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72" office:value-type="float">
            <text:p>18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25" office:value-type="float">
            <text:p>7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6" office:value-type="float">
            <text:p>2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39" office:value-type="float">
            <text:p>11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28" office:value-type="float">
            <text:p>14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22" office:value-type="float">
            <text:p>23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47" office:value-type="float">
            <text:p>30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86" office:value-type="float">
            <text:p>18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856" office:value-type="float">
            <text:p>118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84" office:value-type="float">
            <text:p>51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7" office:value-type="float">
            <text:p>2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28" office:value-type="float">
            <text:p>19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334" office:value-type="float">
            <text:p>43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232" office:value-type="float">
            <text:p>152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483" office:value-type="float">
            <text:p>54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83" office:value-type="float">
            <text:p>22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04" office:value-type="float">
            <text:p>23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12" office:value-type="float">
            <text:p>13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865" office:value-type="float">
            <text:p>48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82" office:value-type="float">
            <text:p>7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31" office:value-type="float">
            <text:p>23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12" office:value-type="float">
            <text:p>9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01" office:value-type="float">
            <text:p>36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37" office:value-type="float">
            <text:p>11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550" office:value-type="float">
            <text:p>45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05" office:value-type="float">
            <text:p>6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00" office:value-type="float">
            <text:p>16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08" office:value-type="float">
            <text:p>12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00" office:value-type="float">
            <text:p>5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598" office:value-type="float">
            <text:p>105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76" office:value-type="float">
            <text:p>7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91" office:value-type="float">
            <text:p>19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027" office:value-type="float">
            <text:p>80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336" office:value-type="float">
            <text:p>33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55" office:value-type="float">
            <text:p>44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99" office:value-type="float">
            <text:p>6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100" office:value-type="float">
            <text:p>61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88" office:value-type="float">
            <text:p>4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0" office:value-type="float">
            <text:p>5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113" office:value-type="float">
            <text:p>31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14" office:value-type="float">
            <text:p>21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66" office:value-type="float">
            <text:p>21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90" office:value-type="float">
            <text:p>15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81" office:value-type="float">
            <text:p>14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06" office:value-type="float">
            <text:p>5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8" office:value-type="float">
            <text:p>2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963" office:value-type="float">
            <text:p>49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77" office:value-type="float">
            <text:p>10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37" office:value-type="float">
            <text:p>5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70" office:value-type="float">
            <text:p>16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54" office:value-type="float">
            <text:p>10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145" office:value-type="float">
            <text:p>81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27" office:value-type="float">
            <text:p>15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525" office:value-type="float">
            <text:p>125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462" office:value-type="float">
            <text:p>74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12" office:value-type="float">
            <text:p>17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103" office:value-type="float">
            <text:p>31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68" office:value-type="float">
            <text:p>32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00" office:value-type="float">
            <text:p>67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86" office:value-type="float">
            <text:p>13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86" office:value-type="float">
            <text:p>11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98" office:value-type="float">
            <text:p>64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00" office:value-type="float">
            <text:p>19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96" office:value-type="float">
            <text:p>34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78" office:value-type="float">
            <text:p>67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41" office:value-type="float">
            <text:p>14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26" office:value-type="float">
            <text:p>22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90" office:value-type="float">
            <text:p>10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14" office:value-type="float">
            <text:p>32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795" office:value-type="float">
            <text:p>57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09" office:value-type="float">
            <text:p>25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10" office:value-type="float">
            <text:p>16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078" office:value-type="float">
            <text:p>250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72" office:value-type="float">
            <text:p>24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22" office:value-type="float">
            <text:p>30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92" office:value-type="float">
            <text:p>14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814" office:value-type="float">
            <text:p>68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55" office:value-type="float">
            <text:p>21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50" office:value-type="float">
            <text:p>7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658" office:value-type="float">
            <text:p>246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388" office:value-type="float">
            <text:p>43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771" office:value-type="float">
            <text:p>57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901" office:value-type="float">
            <text:p>49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33" office:value-type="float">
            <text:p>7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25" office:value-type="float">
            <text:p>18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74" office:value-type="float">
            <text:p>34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48" office:value-type="float">
            <text:p>32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66" office:value-type="float">
            <text:p>17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526" office:value-type="float">
            <text:p>45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98" office:value-type="float">
            <text:p>29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71" office:value-type="float">
            <text:p>3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4" office:value-type="float">
            <text:p>5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0" office:value-type="float">
            <text:p>5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34" office:value-type="float">
            <text:p>13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04" office:value-type="float">
            <text:p>13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2" office:value-type="float">
            <text:p>3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24" office:value-type="float">
            <text:p>20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92" office:value-type="float">
            <text:p>11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82" office:value-type="float">
            <text:p>34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plas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729" office:value-type="float">
            <text:p>37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3" office:value-type="float">
            <text:p>4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600" office:value-type="float">
            <text:p>56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268" office:value-type="float">
            <text:p>122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10" office:value-type="float">
            <text:p>12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57" office:value-type="float">
            <text:p>14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2" office:value-type="float">
            <text:p>3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28" office:value-type="float">
            <text:p>18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14" office:value-type="float">
            <text:p>13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113" office:value-type="float">
            <text:p>111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469" office:value-type="float">
            <text:p>274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943" office:value-type="float">
            <text:p>59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entraal persoonsregister (CPR)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88" office:value-type="float">
            <text:p>32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1" office:value-type="float">
            <text:p>3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373" office:value-type="float">
            <text:p>73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499" office:value-type="float">
            <text:p>74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84" office:value-type="float">
            <text:p>25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08" office:value-type="float">
            <text:p>19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99" office:value-type="float">
            <text:p>20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84" office:value-type="float">
            <text:p>4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0" office:value-type="float">
            <text:p>3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82" office:value-type="float">
            <text:p>24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236" office:value-type="float">
            <text:p>92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30" office:value-type="float">
            <text:p>7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49" office:value-type="float">
            <text:p>11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31" office:value-type="float">
            <text:p>13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847" office:value-type="float">
            <text:p>68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518" office:value-type="float">
            <text:p>45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702" office:value-type="float">
            <text:p>227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103" office:value-type="float">
            <text:p>261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86" office:value-type="float">
            <text:p>23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407" office:value-type="float">
            <text:p>124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58" office:value-type="float">
            <text:p>19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72" office:value-type="float">
            <text:p>25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39" office:value-type="float">
            <text:p>15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77" office:value-type="float">
            <text:p>9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68" office:value-type="float">
            <text:p>12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42" office:value-type="float">
            <text:p>22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164" office:value-type="float">
            <text:p>361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0" office:value-type="float">
            <text:p>5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18" office:value-type="float">
            <text:p>16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72" office:value-type="float">
            <text:p>15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46474" office:value-type="float">
            <text:p>4464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1" office:value-type="float">
            <text:p>7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58" office:value-type="float">
            <text:p>20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05" office:value-type="float">
            <text:p>16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4" office:value-type="float">
            <text:p>5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88" office:value-type="float">
            <text:p>27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75" office:value-type="float">
            <text:p>34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568" office:value-type="float">
            <text:p>525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05" office:value-type="float">
            <text:p>17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832" office:value-type="float">
            <text:p>48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68" office:value-type="float">
            <text:p>26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22" office:value-type="float">
            <text:p>10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64" office:value-type="float">
            <text:p>13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4287" office:value-type="float">
            <text:p>642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59" office:value-type="float">
            <text:p>8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155" office:value-type="float">
            <text:p>151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93" office:value-type="float">
            <text:p>34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785" office:value-type="float">
            <text:p>47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10" office:value-type="float">
            <text:p>8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01" office:value-type="float">
            <text:p>55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64" office:value-type="float">
            <text:p>37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56" office:value-type="float">
            <text:p>25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6" office:value-type="float">
            <text:p>3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82" office:value-type="float">
            <text:p>20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424" office:value-type="float">
            <text:p>114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09" office:value-type="float">
            <text:p>8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54" office:value-type="float">
            <text:p>14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44" office:value-type="float">
            <text:p>28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32" office:value-type="float">
            <text:p>43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110" office:value-type="float">
            <text:p>121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98" office:value-type="float">
            <text:p>34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33" office:value-type="float">
            <text:p>9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8" office:value-type="float">
            <text:p>4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6" office:value-type="float">
            <text:p>2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94" office:value-type="float">
            <text:p>10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878" office:value-type="float">
            <text:p>38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76" office:value-type="float">
            <text:p>5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184" office:value-type="float">
            <text:p>51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85" office:value-type="float">
            <text:p>25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330" office:value-type="float">
            <text:p>33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66" office:value-type="float">
            <text:p>10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21" office:value-type="float">
            <text:p>17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09" office:value-type="float">
            <text:p>16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31" office:value-type="float">
            <text:p>43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3" office:value-type="float">
            <text:p>2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612" office:value-type="float">
            <text:p>56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52" office:value-type="float">
            <text:p>16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82" office:value-type="float">
            <text:p>27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5" office:value-type="float">
            <text:p>1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335" office:value-type="float">
            <text:p>53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77" office:value-type="float">
            <text:p>24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29" office:value-type="float">
            <text:p>11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84" office:value-type="float">
            <text:p>6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 en Dal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72" office:value-type="float">
            <text:p>12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07" office:value-type="float">
            <text:p>21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42" office:value-type="float">
            <text:p>49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42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859" office:value-type="float">
            <text:p>58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708" office:value-type="float">
            <text:p>177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31" office:value-type="float">
            <text:p>30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455" office:value-type="float">
            <text:p>74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11" office:value-type="float">
            <text:p>9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70" office:value-type="float">
            <text:p>17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26" office:value-type="float">
            <text:p>20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953" office:value-type="float">
            <text:p>39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39" office:value-type="float">
            <text:p>16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41" office:value-type="float">
            <text:p>4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93" office:value-type="float">
            <text:p>16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35" office:value-type="float">
            <text:p>26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87" office:value-type="float">
            <text:p>52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09" office:value-type="float">
            <text:p>22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54" office:value-type="float">
            <text:p>8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220" office:value-type="float">
            <text:p>182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66" office:value-type="float">
            <text:p>19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34" office:value-type="float">
            <text:p>9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4" office:value-type="float">
            <text:p>4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83" office:value-type="float">
            <text:p>43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448" office:value-type="float">
            <text:p>134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5" office:value-type="float">
            <text:p>3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96" office:value-type="float">
            <text:p>23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8" office:value-type="float">
            <text:p>2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33" office:value-type="float">
            <text:p>34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64" office:value-type="float">
            <text:p>16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eskensgraaf en Hofwege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46" office:value-type="float">
            <text:p>6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242" office:value-type="float">
            <text:p>112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78" office:value-type="float">
            <text:p>13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39" office:value-type="float">
            <text:p>6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17" office:value-type="float">
            <text:p>20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59" office:value-type="float">
            <text:p>43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degraven-Reeuwijk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98" office:value-type="float">
            <text:p>23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33" office:value-type="float">
            <text:p>25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82" office:value-type="float">
            <text:p>41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39" office:value-type="float">
            <text:p>9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28" office:value-type="float">
            <text:p>34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132" office:value-type="float">
            <text:p>51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50" office:value-type="float">
            <text:p>6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16" office:value-type="float">
            <text:p>21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758" office:value-type="float">
            <text:p>67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7" office:value-type="float">
            <text:p>7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754" office:value-type="float">
            <text:p>47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90" office:value-type="float">
            <text:p>18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789" office:value-type="float">
            <text:p>47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267" office:value-type="float">
            <text:p>82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44" office:value-type="float">
            <text:p>23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67" office:value-type="float">
            <text:p>4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713" office:value-type="float">
            <text:p>557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06" office:value-type="float">
            <text:p>18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239" office:value-type="float">
            <text:p>32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68" office:value-type="float">
            <text:p>21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02" office:value-type="float">
            <text:p>9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47" office:value-type="float">
            <text:p>5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36" office:value-type="float">
            <text:p>5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00" office:value-type="float">
            <text:p>12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774" office:value-type="float">
            <text:p>67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199" office:value-type="float">
            <text:p>121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024" office:value-type="float">
            <text:p>40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78" office:value-type="float">
            <text:p>13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69" office:value-type="float">
            <text:p>23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12" office:value-type="float">
            <text:p>43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49" office:value-type="float">
            <text:p>11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9" office:value-type="float">
            <text:p>3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243" office:value-type="float">
            <text:p>212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08" office:value-type="float">
            <text:p>11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16" office:value-type="float">
            <text:p>8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82" office:value-type="float">
            <text:p>4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21" office:value-type="float">
            <text:p>6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910" office:value-type="float">
            <text:p>59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539" office:value-type="float">
            <text:p>65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04" office:value-type="float">
            <text:p>13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41" office:value-type="float">
            <text:p>17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034" office:value-type="float">
            <text:p>50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77" office:value-type="float">
            <text:p>7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24" office:value-type="float">
            <text:p>37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267" office:value-type="float">
            <text:p>62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13" office:value-type="float">
            <text:p>22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064" office:value-type="float">
            <text:p>50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468" office:value-type="float">
            <text:p>74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antumadiel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65" office:value-type="float">
            <text:p>12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823" office:value-type="float">
            <text:p>358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102" office:value-type="float">
            <text:p>81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638" office:value-type="float">
            <text:p>46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512" office:value-type="float">
            <text:p>95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907" office:value-type="float">
            <text:p>289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866" office:value-type="float">
            <text:p>48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816" office:value-type="float">
            <text:p>38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40" office:value-type="float">
            <text:p>10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20" office:value-type="float">
            <text:p>43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21" office:value-type="float">
            <text:p>12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35" office:value-type="float">
            <text:p>15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29" office:value-type="float">
            <text:p>22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76" office:value-type="float">
            <text:p>14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91" office:value-type="float">
            <text:p>26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27" office:value-type="float">
            <text:p>15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36" office:value-type="float">
            <text:p>13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71" office:value-type="float">
            <text:p>37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300" office:value-type="float">
            <text:p>133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85" office:value-type="float">
            <text:p>37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0" office:value-type="float">
            <text:p>7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118" office:value-type="float">
            <text:p>71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12" office:value-type="float">
            <text:p>30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42" office:value-type="float">
            <text:p>43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92" office:value-type="float">
            <text:p>37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2279" office:value-type="float">
            <text:p>422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45" office:value-type="float">
            <text:p>4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60" office:value-type="float">
            <text:p>13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326" office:value-type="float">
            <text:p>73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3" office:value-type="float">
            <text:p>2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55" office:value-type="float">
            <text:p>37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646" office:value-type="float">
            <text:p>46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20" office:value-type="float">
            <text:p>27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51" office:value-type="float">
            <text:p>26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8" office:value-type="float">
            <text:p>2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62" office:value-type="float">
            <text:p>14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26" office:value-type="float">
            <text:p>22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97" office:value-type="float">
            <text:p>15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370" office:value-type="float">
            <text:p>73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21" office:value-type="float">
            <text:p>20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37" office:value-type="float">
            <text:p>72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844" office:value-type="float">
            <text:p>288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67" office:value-type="float">
            <text:p>28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60" office:value-type="float">
            <text:p>13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83" office:value-type="float">
            <text:p>12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93" office:value-type="float">
            <text:p>27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76" office:value-type="float">
            <text:p>14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73" office:value-type="float">
            <text:p>20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61" office:value-type="float">
            <text:p>17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575" office:value-type="float">
            <text:p>65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75" office:value-type="float">
            <text:p>28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41" office:value-type="float">
            <text:p>27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ijsden-Margraten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3239" office:value-type="float">
            <text:p>832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55" office:value-type="float">
            <text:p>17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9" office:value-type="float">
            <text:p>2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2" office:value-type="float">
            <text:p>1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2" office:value-type="float">
            <text:p>2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71" office:value-type="float">
            <text:p>25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017" office:value-type="float">
            <text:p>70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48" office:value-type="float">
            <text:p>17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2681" office:value-type="float">
            <text:p>326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79" office:value-type="float">
            <text:p>5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08" office:value-type="float">
            <text:p>5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74" office:value-type="float">
            <text:p>52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2792" office:value-type="float">
            <text:p>627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390" office:value-type="float">
            <text:p>113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686" office:value-type="float">
            <text:p>146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95" office:value-type="float">
            <text:p>19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63" office:value-type="float">
            <text:p>5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14" office:value-type="float">
            <text:p>5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633" office:value-type="float">
            <text:p>76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10" office:value-type="float">
            <text:p>6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02" office:value-type="float">
            <text:p>19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35" office:value-type="float">
            <text:p>9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232" office:value-type="float">
            <text:p>42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65" office:value-type="float">
            <text:p>24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22" office:value-type="float">
            <text:p>15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792" office:value-type="float">
            <text:p>47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14" office:value-type="float">
            <text:p>23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Friese Meren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e Fryske Marren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10" office:value-type="float">
            <text:p>35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95" office:value-type="float">
            <text:p>17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31" office:value-type="float">
            <text:p>23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50" office:value-type="float">
            <text:p>6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59" office:value-type="float">
            <text:p>14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326" office:value-type="float">
            <text:p>33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593" office:value-type="float">
            <text:p>95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572" office:value-type="float">
            <text:p>155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018" office:value-type="float">
            <text:p>60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403" office:value-type="float">
            <text:p>74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84" office:value-type="float">
            <text:p>24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82" office:value-type="float">
            <text:p>22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52" office:value-type="float">
            <text:p>26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14" office:value-type="float">
            <text:p>11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3" office:value-type="float">
            <text:p>3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57" office:value-type="float">
            <text:p>13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32" office:value-type="float">
            <text:p>20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26" office:value-type="float">
            <text:p>12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317" office:value-type="float">
            <text:p>73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93" office:value-type="float">
            <text:p>5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eree-Overflakkee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841" office:value-type="float">
            <text:p>78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601" office:value-type="float">
            <text:p>46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oise Meren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851" office:value-type="float">
            <text:p>38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812" office:value-type="float">
            <text:p>108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877" office:value-type="float">
            <text:p>58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905" office:value-type="float">
            <text:p>219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15" office:value-type="float">
            <text:p>10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1" office:value-type="float">
            <text:p>3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96" office:value-type="float">
            <text:p>6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36" office:value-type="float">
            <text:p>7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88" office:value-type="float">
            <text:p>5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98" office:value-type="float">
            <text:p>24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78" office:value-type="float">
            <text:p>9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83" office:value-type="float">
            <text:p>31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86" office:value-type="float">
            <text:p>9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75" office:value-type="float">
            <text:p>26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nhage (gemeente)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9204" office:value-type="float">
            <text:p>3192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2" office:value-type="float">
            <text:p>7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60" office:value-type="float">
            <text:p>6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842" office:value-type="float">
            <text:p>48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19" office:value-type="float">
            <text:p>12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25" office:value-type="float">
            <text:p>18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92" office:value-type="float">
            <text:p>3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12" office:value-type="float">
            <text:p>10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334" office:value-type="float">
            <text:p>33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44" office:value-type="float">
            <text:p>72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ningen (gemeente)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5396" office:value-type="float">
            <text:p>753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06" office:value-type="float">
            <text:p>14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76" office:value-type="float">
            <text:p>9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67" office:value-type="float">
            <text:p>27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024" office:value-type="float">
            <text:p>40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73" office:value-type="float">
            <text:p>20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96" office:value-type="float">
            <text:p>19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55" office:value-type="float">
            <text:p>12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979" office:value-type="float">
            <text:p>69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86" office:value-type="float">
            <text:p>8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24" office:value-type="float">
            <text:p>15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7441" office:value-type="float">
            <text:p>874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89" office:value-type="float">
            <text:p>22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151" office:value-type="float">
            <text:p>221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81" office:value-type="float">
            <text:p>13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68" office:value-type="float">
            <text:p>18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27" office:value-type="float">
            <text:p>4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96" office:value-type="float">
            <text:p>43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177" office:value-type="float">
            <text:p>51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55" office:value-type="float">
            <text:p>10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787" office:value-type="float">
            <text:p>107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870" office:value-type="float">
            <text:p>88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322" office:value-type="float">
            <text:p>63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171" office:value-type="float">
            <text:p>71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05" office:value-type="float">
            <text:p>19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046" office:value-type="float">
            <text:p>60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21" office:value-type="float">
            <text:p>19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58" office:value-type="float">
            <text:p>55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41" office:value-type="float">
            <text:p>13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67" office:value-type="float">
            <text:p>36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68" office:value-type="float">
            <text:p>22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77" office:value-type="float">
            <text:p>31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31" office:value-type="float">
            <text:p>13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38" office:value-type="float">
            <text:p>18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455" office:value-type="float">
            <text:p>64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802" office:value-type="float">
            <text:p>138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37" office:value-type="float">
            <text:p>6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59" office:value-type="float">
            <text:p>43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5" office:value-type="float">
            <text:p>1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20" office:value-type="float">
            <text:p>23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542" office:value-type="float">
            <text:p>65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62" office:value-type="float">
            <text:p>7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893" office:value-type="float">
            <text:p>128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05" office:value-type="float">
            <text:p>5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288" office:value-type="float">
            <text:p>32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66" office:value-type="float">
            <text:p>9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563" office:value-type="float">
            <text:p>365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37" office:value-type="float">
            <text:p>28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47" office:value-type="float">
            <text:p>11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86" office:value-type="float">
            <text:p>25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0" office:value-type="float">
            <text:p>4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518" office:value-type="float">
            <text:p>65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05" office:value-type="float">
            <text:p>11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60" office:value-type="float">
            <text:p>10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85" office:value-type="float">
            <text:p>19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2" office:value-type="float">
            <text:p>5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01" office:value-type="float">
            <text:p>4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097" office:value-type="float">
            <text:p>50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273" office:value-type="float">
            <text:p>232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154" office:value-type="float">
            <text:p>121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322" office:value-type="float">
            <text:p>33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742" office:value-type="float">
            <text:p>217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63" office:value-type="float">
            <text:p>15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83" office:value-type="float">
            <text:p>23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10" office:value-type="float">
            <text:p>41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04" office:value-type="float">
            <text:p>31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270" office:value-type="float">
            <text:p>312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94" office:value-type="float">
            <text:p>23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0" office:value-type="float">
            <text:p>5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4" office:value-type="float">
            <text:p>5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05" office:value-type="float">
            <text:p>12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107" office:value-type="float">
            <text:p>371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391" office:value-type="float">
            <text:p>33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75" office:value-type="float">
            <text:p>8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48" office:value-type="float">
            <text:p>28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76" office:value-type="float">
            <text:p>8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47" office:value-type="float">
            <text:p>17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97" office:value-type="float">
            <text:p>18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98" office:value-type="float">
            <text:p>19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510" office:value-type="float">
            <text:p>75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24" office:value-type="float">
            <text:p>30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927" office:value-type="float">
            <text:p>529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0" office:value-type="float">
            <text:p>4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68" office:value-type="float">
            <text:p>7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40" office:value-type="float">
            <text:p>11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1" office:value-type="float">
            <text:p>3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490" office:value-type="float">
            <text:p>104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66" office:value-type="float">
            <text:p>12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78" office:value-type="float">
            <text:p>24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ollands Kroon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54" office:value-type="float">
            <text:p>28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44" office:value-type="float">
            <text:p>26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89" office:value-type="float">
            <text:p>5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56" office:value-type="float">
            <text:p>4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76" office:value-type="float">
            <text:p>14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75" office:value-type="float">
            <text:p>22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37" office:value-type="float">
            <text:p>21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639" office:value-type="float">
            <text:p>126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778" office:value-type="float">
            <text:p>117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10" office:value-type="float">
            <text:p>15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10" office:value-type="float">
            <text:p>26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64" office:value-type="float">
            <text:p>22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09" office:value-type="float">
            <text:p>13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084" office:value-type="float">
            <text:p>80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50" office:value-type="float">
            <text:p>4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85" office:value-type="float">
            <text:p>14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04" office:value-type="float">
            <text:p>6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315" office:value-type="float">
            <text:p>63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91" office:value-type="float">
            <text:p>16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76" office:value-type="float">
            <text:p>4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069" office:value-type="float">
            <text:p>40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716" office:value-type="float">
            <text:p>87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94" office:value-type="float">
            <text:p>12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58" office:value-type="float">
            <text:p>27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82" office:value-type="float">
            <text:p>17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52" office:value-type="float">
            <text:p>16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96" office:value-type="float">
            <text:p>34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56" office:value-type="float">
            <text:p>7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027" office:value-type="float">
            <text:p>40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76" office:value-type="float">
            <text:p>34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87" office:value-type="float">
            <text:p>12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73" office:value-type="float">
            <text:p>12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7" office:value-type="float">
            <text:p>3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31" office:value-type="float">
            <text:p>3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99" office:value-type="float">
            <text:p>3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94" office:value-type="float">
            <text:p>20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ag en Braassem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78" office:value-type="float">
            <text:p>12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588" office:value-type="float">
            <text:p>135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71" office:value-type="float">
            <text:p>9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54" office:value-type="float">
            <text:p>21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04" office:value-type="float">
            <text:p>5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689" office:value-type="float">
            <text:p>146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9" office:value-type="float">
            <text:p>1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2" office:value-type="float">
            <text:p>5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332" office:value-type="float">
            <text:p>243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9" office:value-type="float">
            <text:p>3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70" office:value-type="float">
            <text:p>21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36" office:value-type="float">
            <text:p>13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85" office:value-type="float">
            <text:p>26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58" office:value-type="float">
            <text:p>11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10" office:value-type="float">
            <text:p>14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72" office:value-type="float">
            <text:p>10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74" office:value-type="float">
            <text:p>10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91" office:value-type="float">
            <text:p>26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26" office:value-type="float">
            <text:p>8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34" office:value-type="float">
            <text:p>11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90" office:value-type="float">
            <text:p>11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ggenland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40" office:value-type="float">
            <text:p>49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40" office:value-type="float">
            <text:p>36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55" office:value-type="float">
            <text:p>15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95" office:value-type="float">
            <text:p>16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67" office:value-type="float">
            <text:p>9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98" office:value-type="float">
            <text:p>14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97" office:value-type="float">
            <text:p>13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61" office:value-type="float">
            <text:p>18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26" office:value-type="float">
            <text:p>49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rimpenerwaard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755" office:value-type="float">
            <text:p>47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80" office:value-type="float">
            <text:p>25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27" office:value-type="float">
            <text:p>4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6" office:value-type="float">
            <text:p>2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863" office:value-type="float">
            <text:p>38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18" office:value-type="float">
            <text:p>8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6" office:value-type="float">
            <text:p>4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489" office:value-type="float">
            <text:p>44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4" office:value-type="float">
            <text:p>5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nsingerland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73" office:value-type="float">
            <text:p>31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100" office:value-type="float">
            <text:p>71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78" office:value-type="float">
            <text:p>43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47" office:value-type="float">
            <text:p>13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74" office:value-type="float">
            <text:p>17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51" office:value-type="float">
            <text:p>4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749" office:value-type="float">
            <text:p>57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83" office:value-type="float">
            <text:p>20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2661" office:value-type="float">
            <text:p>426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61" office:value-type="float">
            <text:p>25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376" office:value-type="float">
            <text:p>493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45" office:value-type="float">
            <text:p>37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403" office:value-type="float">
            <text:p>84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40" office:value-type="float">
            <text:p>14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98" office:value-type="float">
            <text:p>26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884" office:value-type="float">
            <text:p>38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udal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36" office:value-type="float">
            <text:p>21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24" office:value-type="float">
            <text:p>9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124" office:value-type="float">
            <text:p>61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01" office:value-type="float">
            <text:p>13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45" office:value-type="float">
            <text:p>23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84" office:value-type="float">
            <text:p>25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98" office:value-type="float">
            <text:p>18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41" office:value-type="float">
            <text:p>15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19" office:value-type="float">
            <text:p>16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32" office:value-type="float">
            <text:p>13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13" office:value-type="float">
            <text:p>12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866" office:value-type="float">
            <text:p>68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81" office:value-type="float">
            <text:p>20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031" office:value-type="float">
            <text:p>40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54" office:value-type="float">
            <text:p>16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4" office:value-type="float">
            <text:p>3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472" office:value-type="float">
            <text:p>74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319" office:value-type="float">
            <text:p>33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67" office:value-type="float">
            <text:p>25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59" office:value-type="float">
            <text:p>17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399" office:value-type="float">
            <text:p>83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70" office:value-type="float">
            <text:p>8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42" office:value-type="float">
            <text:p>21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47" office:value-type="float">
            <text:p>17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829" office:value-type="float">
            <text:p>58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15" office:value-type="float">
            <text:p>35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44" office:value-type="float">
            <text:p>25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93" office:value-type="float">
            <text:p>31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17" office:value-type="float">
            <text:p>9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38" office:value-type="float">
            <text:p>30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gouw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46" office:value-type="float">
            <text:p>21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665" office:value-type="float">
            <text:p>66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6554" office:value-type="float">
            <text:p>465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08" office:value-type="float">
            <text:p>37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42" office:value-type="float">
            <text:p>10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966" office:value-type="float">
            <text:p>29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92" office:value-type="float">
            <text:p>7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08" office:value-type="float">
            <text:p>36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73" office:value-type="float">
            <text:p>22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01" office:value-type="float">
            <text:p>23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58" office:value-type="float">
            <text:p>8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71" office:value-type="float">
            <text:p>10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23" office:value-type="float">
            <text:p>16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91" office:value-type="float">
            <text:p>41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98" office:value-type="float">
            <text:p>11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65" office:value-type="float">
            <text:p>17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61" office:value-type="float">
            <text:p>16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5" office:value-type="float">
            <text:p>3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27" office:value-type="float">
            <text:p>9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24" office:value-type="float">
            <text:p>52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nameradiel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023" office:value-type="float">
            <text:p>90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3" office:value-type="float">
            <text:p>7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4" office:value-type="float">
            <text:p>5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1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653" office:value-type="float">
            <text:p>116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90" office:value-type="float">
            <text:p>25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0" office:value-type="float">
            <text:p>3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61" office:value-type="float">
            <text:p>12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14" office:value-type="float">
            <text:p>21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13" office:value-type="float">
            <text:p>5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468" office:value-type="float">
            <text:p>44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84" office:value-type="float">
            <text:p>35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78" office:value-type="float">
            <text:p>9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976" office:value-type="float">
            <text:p>39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09" office:value-type="float">
            <text:p>20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61" office:value-type="float">
            <text:p>18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40" office:value-type="float">
            <text:p>6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3" office:value-type="float">
            <text:p>3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lenwaard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51" office:value-type="float">
            <text:p>18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773" office:value-type="float">
            <text:p>77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56" office:value-type="float">
            <text:p>13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21" office:value-type="float">
            <text:p>12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32" office:value-type="float">
            <text:p>15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70" office:value-type="float">
            <text:p>17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97" office:value-type="float">
            <text:p>22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52" office:value-type="float">
            <text:p>13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80" office:value-type="float">
            <text:p>16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472" office:value-type="float">
            <text:p>94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948" office:value-type="float">
            <text:p>79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92" office:value-type="float">
            <text:p>15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012" office:value-type="float">
            <text:p>50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22" office:value-type="float">
            <text:p>41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39" office:value-type="float">
            <text:p>13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23" office:value-type="float">
            <text:p>9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91" office:value-type="float">
            <text:p>5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17" office:value-type="float">
            <text:p>8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83" office:value-type="float">
            <text:p>26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79" office:value-type="float">
            <text:p>10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01" office:value-type="float">
            <text:p>41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88" office:value-type="float">
            <text:p>9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305" office:value-type="float">
            <text:p>223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33" office:value-type="float">
            <text:p>8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87" office:value-type="float">
            <text:p>28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78" office:value-type="float">
            <text:p>8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92" office:value-type="float">
            <text:p>35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02" office:value-type="float">
            <text:p>27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7" office:value-type="float">
            <text:p>2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39" office:value-type="float">
            <text:p>25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66" office:value-type="float">
            <text:p>23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31" office:value-type="float">
            <text:p>8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42" office:value-type="float">
            <text:p>4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71" office:value-type="float">
            <text:p>8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45" office:value-type="float">
            <text:p>12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5" office:value-type="float">
            <text:p>1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06" office:value-type="float">
            <text:p>8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86" office:value-type="float">
            <text:p>4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93" office:value-type="float">
            <text:p>7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533" office:value-type="float">
            <text:p>75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6409" office:value-type="float">
            <text:p>664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5" office:value-type="float">
            <text:p>2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ssewaard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82" office:value-type="float">
            <text:p>23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56" office:value-type="float">
            <text:p>4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78" office:value-type="float">
            <text:p>9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55" office:value-type="float">
            <text:p>15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87" office:value-type="float">
            <text:p>5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8" office:value-type="float">
            <text:p>4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Noordoostelijke Polder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980" office:value-type="float">
            <text:p>139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1" office:value-type="float">
            <text:p>1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881" office:value-type="float">
            <text:p>98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41" office:value-type="float">
            <text:p>49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49" office:value-type="float">
            <text:p>16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74" office:value-type="float">
            <text:p>24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04" office:value-type="float">
            <text:p>37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08" office:value-type="float">
            <text:p>13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65" office:value-type="float">
            <text:p>22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966" office:value-type="float">
            <text:p>29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37" office:value-type="float">
            <text:p>10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25" office:value-type="float">
            <text:p>13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30" office:value-type="float">
            <text:p>5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827" office:value-type="float">
            <text:p>58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74" office:value-type="float">
            <text:p>8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566" office:value-type="float">
            <text:p>75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99" office:value-type="float">
            <text:p>2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72" office:value-type="float">
            <text:p>14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252" office:value-type="float">
            <text:p>42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786" office:value-type="float">
            <text:p>57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dambt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167" office:value-type="float">
            <text:p>71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98" office:value-type="float">
            <text:p>10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33" office:value-type="float">
            <text:p>9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70" office:value-type="float">
            <text:p>14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202" office:value-type="float">
            <text:p>102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48" office:value-type="float">
            <text:p>37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390" office:value-type="float">
            <text:p>63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268" office:value-type="float">
            <text:p>112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74" office:value-type="float">
            <text:p>14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74" office:value-type="float">
            <text:p>37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77" office:value-type="float">
            <text:p>13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03" office:value-type="float">
            <text:p>21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35" office:value-type="float">
            <text:p>37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08" office:value-type="float">
            <text:p>19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503" office:value-type="float">
            <text:p>125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41" office:value-type="float">
            <text:p>8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81" office:value-type="float">
            <text:p>5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13" office:value-type="float">
            <text:p>9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205" office:value-type="float">
            <text:p>92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00" office:value-type="float">
            <text:p>24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71" office:value-type="float">
            <text:p>26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29" office:value-type="float">
            <text:p>12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enbaar Lichaam Z.IJ.P.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75" office:value-type="float">
            <text:p>4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47" office:value-type="float">
            <text:p>6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97" office:value-type="float">
            <text:p>26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52" office:value-type="float">
            <text:p>15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43" office:value-type="float">
            <text:p>6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087" office:value-type="float">
            <text:p>100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182" office:value-type="float">
            <text:p>151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29" office:value-type="float">
            <text:p>19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68" office:value-type="float">
            <text:p>4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80" office:value-type="float">
            <text:p>17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1" office:value-type="float">
            <text:p>3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07" office:value-type="float">
            <text:p>36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93" office:value-type="float">
            <text:p>6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38" office:value-type="float">
            <text:p>37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74" office:value-type="float">
            <text:p>20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845" office:value-type="float">
            <text:p>38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4" office:value-type="float">
            <text:p>3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984" office:value-type="float">
            <text:p>39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6" office:value-type="float">
            <text:p>2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6" office:value-type="float">
            <text:p>4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87" office:value-type="float">
            <text:p>7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08" office:value-type="float">
            <text:p>37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15" office:value-type="float">
            <text:p>21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21" office:value-type="float">
            <text:p>14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14" office:value-type="float">
            <text:p>21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08" office:value-type="float">
            <text:p>11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03" office:value-type="float">
            <text:p>11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2" office:value-type="float">
            <text:p>2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58" office:value-type="float">
            <text:p>13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1" office:value-type="float">
            <text:p>1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76" office:value-type="float">
            <text:p>6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82" office:value-type="float">
            <text:p>8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1" office:value-type="float">
            <text:p>2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725" office:value-type="float">
            <text:p>47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eel en Maas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30" office:value-type="float">
            <text:p>14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05" office:value-type="float">
            <text:p>6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7" office:value-type="float">
            <text:p>4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006" office:value-type="float">
            <text:p>50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17" office:value-type="float">
            <text:p>5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479" office:value-type="float">
            <text:p>44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62" office:value-type="float">
            <text:p>7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20" office:value-type="float">
            <text:p>16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44" office:value-type="float">
            <text:p>23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499" office:value-type="float">
            <text:p>54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98" office:value-type="float">
            <text:p>9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248" office:value-type="float">
            <text:p>62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26" office:value-type="float">
            <text:p>15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772" office:value-type="float">
            <text:p>77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24" office:value-type="float">
            <text:p>43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94" office:value-type="float">
            <text:p>12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25" office:value-type="float">
            <text:p>30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949" office:value-type="float">
            <text:p>29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57" office:value-type="float">
            <text:p>4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166" office:value-type="float">
            <text:p>151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38" office:value-type="float">
            <text:p>9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5" office:value-type="float">
            <text:p>2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37" office:value-type="float">
            <text:p>24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237" office:value-type="float">
            <text:p>202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369" office:value-type="float">
            <text:p>63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82" office:value-type="float">
            <text:p>23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116" office:value-type="float">
            <text:p>141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72" office:value-type="float">
            <text:p>5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7" office:value-type="float">
            <text:p>3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85" office:value-type="float">
            <text:p>3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284" office:value-type="float">
            <text:p>32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79" office:value-type="float">
            <text:p>7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10" office:value-type="float">
            <text:p>20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988" office:value-type="float">
            <text:p>69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21" office:value-type="float">
            <text:p>4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190" office:value-type="float">
            <text:p>201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53" office:value-type="float">
            <text:p>14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3" office:value-type="float">
            <text:p>2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45" office:value-type="float">
            <text:p>17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915" office:value-type="float">
            <text:p>39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505" office:value-type="float">
            <text:p>175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41" office:value-type="float">
            <text:p>15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51" office:value-type="float">
            <text:p>19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413" office:value-type="float">
            <text:p>194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52" office:value-type="float">
            <text:p>6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23" office:value-type="float">
            <text:p>55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51" office:value-type="float">
            <text:p>11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9538" office:value-type="float">
            <text:p>3695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79" office:value-type="float">
            <text:p>19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61" office:value-type="float">
            <text:p>4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910" office:value-type="float">
            <text:p>69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65" office:value-type="float">
            <text:p>28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58" office:value-type="float">
            <text:p>14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15" office:value-type="float">
            <text:p>28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1" office:value-type="float">
            <text:p>3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73" office:value-type="float">
            <text:p>22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857" office:value-type="float">
            <text:p>48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56" office:value-type="float">
            <text:p>72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58" office:value-type="float">
            <text:p>25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17" office:value-type="float">
            <text:p>22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82" office:value-type="float">
            <text:p>9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83" office:value-type="float">
            <text:p>35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0" office:value-type="float">
            <text:p>2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4" office:value-type="float">
            <text:p>2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69" office:value-type="float">
            <text:p>5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29" office:value-type="float">
            <text:p>6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73" office:value-type="float">
            <text:p>18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0684" office:value-type="float">
            <text:p>406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4" office:value-type="float">
            <text:p>4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033" office:value-type="float">
            <text:p>70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48" office:value-type="float">
            <text:p>12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93" office:value-type="float">
            <text:p>25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23" office:value-type="float">
            <text:p>21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989" office:value-type="float">
            <text:p>29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91" office:value-type="float">
            <text:p>9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249" office:value-type="float">
            <text:p>32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14" office:value-type="float">
            <text:p>31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42" office:value-type="float">
            <text:p>5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22" office:value-type="float">
            <text:p>19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5" office:value-type="float">
            <text:p>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12" office:value-type="float">
            <text:p>9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68" office:value-type="float">
            <text:p>23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12" office:value-type="float">
            <text:p>7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66" office:value-type="float">
            <text:p>25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0" office:value-type="float">
            <text:p>5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52" office:value-type="float">
            <text:p>21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72" office:value-type="float">
            <text:p>7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27" office:value-type="float">
            <text:p>6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27" office:value-type="float">
            <text:p>8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54" office:value-type="float">
            <text:p>8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65" office:value-type="float">
            <text:p>10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55" office:value-type="float">
            <text:p>13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78" office:value-type="float">
            <text:p>12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049" office:value-type="float">
            <text:p>40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54" office:value-type="float">
            <text:p>52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433" office:value-type="float">
            <text:p>154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290" office:value-type="float">
            <text:p>32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9" office:value-type="float">
            <text:p>2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517" office:value-type="float">
            <text:p>85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298" office:value-type="float">
            <text:p>62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33" office:value-type="float">
            <text:p>3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luis (oud)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40" office:value-type="float">
            <text:p>13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247" office:value-type="float">
            <text:p>132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388" office:value-type="float">
            <text:p>33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862" office:value-type="float">
            <text:p>108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34" office:value-type="float">
            <text:p>3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782" office:value-type="float">
            <text:p>147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92" office:value-type="float">
            <text:p>55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43" office:value-type="float">
            <text:p>18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82" office:value-type="float">
            <text:p>30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52" office:value-type="float">
            <text:p>10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286" office:value-type="float">
            <text:p>32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14" office:value-type="float">
            <text:p>31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. Anthonis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52" office:value-type="float">
            <text:p>6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80" office:value-type="float">
            <text:p>23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29" office:value-type="float">
            <text:p>11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838" office:value-type="float">
            <text:p>48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2" office:value-type="float">
            <text:p>7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71" office:value-type="float">
            <text:p>4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90" office:value-type="float">
            <text:p>10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735" office:value-type="float">
            <text:p>57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07" office:value-type="float">
            <text:p>22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328" office:value-type="float">
            <text:p>53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55" office:value-type="float">
            <text:p>41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31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51" office:value-type="float">
            <text:p>41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88" office:value-type="float">
            <text:p>8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9" office:value-type="float">
            <text:p>7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ichtse Vecht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00" office:value-type="float">
            <text:p>11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22" office:value-type="float">
            <text:p>16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69" office:value-type="float">
            <text:p>11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27" office:value-type="float">
            <text:p>13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87" office:value-type="float">
            <text:p>8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04" office:value-type="float">
            <text:p>26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údwest-Fryslân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05" office:value-type="float">
            <text:p>28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29" office:value-type="float">
            <text:p>36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493" office:value-type="float">
            <text:p>84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98" office:value-type="float">
            <text:p>25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84" office:value-type="float">
            <text:p>23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214" office:value-type="float">
            <text:p>82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66" office:value-type="float">
            <text:p>17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49" office:value-type="float">
            <text:p>13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315" office:value-type="float">
            <text:p>53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18" office:value-type="float">
            <text:p>17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50" office:value-type="float">
            <text:p>11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291" office:value-type="float">
            <text:p>92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7" office:value-type="float">
            <text:p>2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152" office:value-type="float">
            <text:p>101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8941" office:value-type="float">
            <text:p>689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082" office:value-type="float">
            <text:p>70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udderen (Drostambt)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235" office:value-type="float">
            <text:p>32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8" office:value-type="float">
            <text:p>2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1" office:value-type="float">
            <text:p>3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049" office:value-type="float">
            <text:p>50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264" office:value-type="float">
            <text:p>42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698" office:value-type="float">
            <text:p>76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37" office:value-type="float">
            <text:p>27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67" office:value-type="float">
            <text:p>27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15" office:value-type="float">
            <text:p>49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91" office:value-type="float">
            <text:p>23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68" office:value-type="float">
            <text:p>25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03" office:value-type="float">
            <text:p>8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77" office:value-type="float">
            <text:p>18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00" office:value-type="float">
            <text:p>28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48" office:value-type="float">
            <text:p>17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34" office:value-type="float">
            <text:p>8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03" office:value-type="float">
            <text:p>8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04" office:value-type="float">
            <text:p>25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trecht (gemeente)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0550" office:value-type="float">
            <text:p>1305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861" office:value-type="float">
            <text:p>48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289" office:value-type="float">
            <text:p>42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57" office:value-type="float">
            <text:p>9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088" office:value-type="float">
            <text:p>60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647" office:value-type="float">
            <text:p>96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65" office:value-type="float">
            <text:p>5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81" office:value-type="float">
            <text:p>6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025" office:value-type="float">
            <text:p>80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765" office:value-type="float">
            <text:p>117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18" office:value-type="float">
            <text:p>5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092" office:value-type="float">
            <text:p>70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670" office:value-type="float">
            <text:p>96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2299" office:value-type="float">
            <text:p>322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36" office:value-type="float">
            <text:p>18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016" office:value-type="float">
            <text:p>280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475" office:value-type="float">
            <text:p>104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98" office:value-type="float">
            <text:p>12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97" office:value-type="float">
            <text:p>25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974" office:value-type="float">
            <text:p>29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5" office:value-type="float">
            <text:p>4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56" office:value-type="float">
            <text:p>28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349" office:value-type="float">
            <text:p>343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005" office:value-type="float">
            <text:p>80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67" office:value-type="float">
            <text:p>12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77" office:value-type="float">
            <text:p>41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1" office:value-type="float">
            <text:p>3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692" office:value-type="float">
            <text:p>46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650" office:value-type="float">
            <text:p>146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7" office:value-type="float">
            <text:p>2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64" office:value-type="float">
            <text:p>8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203" office:value-type="float">
            <text:p>32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50" office:value-type="float">
            <text:p>16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79" office:value-type="float">
            <text:p>24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431" office:value-type="float">
            <text:p>234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81" office:value-type="float">
            <text:p>21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65" office:value-type="float">
            <text:p>72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557" office:value-type="float">
            <text:p>95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97" office:value-type="float">
            <text:p>30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83" office:value-type="float">
            <text:p>6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67" office:value-type="float">
            <text:p>18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275" office:value-type="float">
            <text:p>32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198" office:value-type="float">
            <text:p>61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16" office:value-type="float">
            <text:p>5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487" office:value-type="float">
            <text:p>114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56" office:value-type="float">
            <text:p>9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693" office:value-type="float">
            <text:p>46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993" office:value-type="float">
            <text:p>89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7" office:value-type="float">
            <text:p>5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86" office:value-type="float">
            <text:p>8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5" office:value-type="float">
            <text:p>4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27" office:value-type="float">
            <text:p>55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264" office:value-type="float">
            <text:p>112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43" office:value-type="float">
            <text:p>37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49" office:value-type="float">
            <text:p>8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99" office:value-type="float">
            <text:p>17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89" office:value-type="float">
            <text:p>6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2" office:value-type="float">
            <text:p>2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26" office:value-type="float">
            <text:p>11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11" office:value-type="float">
            <text:p>13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72" office:value-type="float">
            <text:p>20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35" office:value-type="float">
            <text:p>30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90" office:value-type="float">
            <text:p>17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586" office:value-type="float">
            <text:p>135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44" office:value-type="float">
            <text:p>49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9" office:value-type="float">
            <text:p>2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53" office:value-type="float">
            <text:p>18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031" office:value-type="float">
            <text:p>40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727" office:value-type="float">
            <text:p>137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39" office:value-type="float">
            <text:p>55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46" office:value-type="float">
            <text:p>21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08" office:value-type="float">
            <text:p>22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25" office:value-type="float">
            <text:p>12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761" office:value-type="float">
            <text:p>47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98" office:value-type="float">
            <text:p>7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55" office:value-type="float">
            <text:p>21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69" office:value-type="float">
            <text:p>8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79" office:value-type="float">
            <text:p>34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47" office:value-type="float">
            <text:p>11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78" office:value-type="float">
            <text:p>41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9" office:value-type="float">
            <text:p>5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05" office:value-type="float">
            <text:p>16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67" office:value-type="float">
            <text:p>11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6" office:value-type="float">
            <text:p>4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053" office:value-type="float">
            <text:p>100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36" office:value-type="float">
            <text:p>7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69" office:value-type="float">
            <text:p>19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651" office:value-type="float">
            <text:p>76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27" office:value-type="float">
            <text:p>31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985" office:value-type="float">
            <text:p>39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98" office:value-type="float">
            <text:p>5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821" office:value-type="float">
            <text:p>58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6" office:value-type="float">
            <text:p>4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68" office:value-type="float">
            <text:p>4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937" office:value-type="float">
            <text:p>29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59" office:value-type="float">
            <text:p>19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89" office:value-type="float">
            <text:p>20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90" office:value-type="float">
            <text:p>14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47" office:value-type="float">
            <text:p>14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63" office:value-type="float">
            <text:p>4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7" office:value-type="float">
            <text:p>2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92" office:value-type="float">
            <text:p>49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05" office:value-type="float">
            <text:p>10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71" office:value-type="float">
            <text:p>4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05" office:value-type="float">
            <text:p>15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42" office:value-type="float">
            <text:p>10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413" office:value-type="float">
            <text:p>84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87" office:value-type="float">
            <text:p>14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499" office:value-type="float">
            <text:p>124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73" office:value-type="float">
            <text:p>72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01" office:value-type="float">
            <text:p>16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905" office:value-type="float">
            <text:p>29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53" office:value-type="float">
            <text:p>30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007" office:value-type="float">
            <text:p>70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43" office:value-type="float">
            <text:p>13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69" office:value-type="float">
            <text:p>11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126" office:value-type="float">
            <text:p>61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34" office:value-type="float">
            <text:p>20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05" office:value-type="float">
            <text:p>34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578" office:value-type="float">
            <text:p>65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88" office:value-type="float">
            <text:p>13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79" office:value-type="float">
            <text:p>21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87" office:value-type="float">
            <text:p>10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26" office:value-type="float">
            <text:p>30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477" office:value-type="float">
            <text:p>54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54" office:value-type="float">
            <text:p>24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32" office:value-type="float">
            <text:p>15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994" office:value-type="float">
            <text:p>249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17" office:value-type="float">
            <text:p>24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988" office:value-type="float">
            <text:p>29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54" office:value-type="float">
            <text:p>14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610" office:value-type="float">
            <text:p>76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48" office:value-type="float">
            <text:p>20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3" office:value-type="float">
            <text:p>7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695" office:value-type="float">
            <text:p>276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031" office:value-type="float">
            <text:p>40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25" office:value-type="float">
            <text:p>55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832" office:value-type="float">
            <text:p>48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02" office:value-type="float">
            <text:p>7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61" office:value-type="float">
            <text:p>17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83" office:value-type="float">
            <text:p>35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45" office:value-type="float">
            <text:p>30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82" office:value-type="float">
            <text:p>16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486" office:value-type="float">
            <text:p>44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90" office:value-type="float">
            <text:p>31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1" office:value-type="float">
            <text:p>3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04" office:value-type="float">
            <text:p>5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50" office:value-type="float">
            <text:p>4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46" office:value-type="float">
            <text:p>12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95" office:value-type="float">
            <text:p>12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1" office:value-type="float">
            <text:p>4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13" office:value-type="float">
            <text:p>20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58" office:value-type="float">
            <text:p>11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71" office:value-type="float">
            <text:p>36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plas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02" office:value-type="float">
            <text:p>34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08" office:value-type="float">
            <text:p>4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13" office:value-type="float">
            <text:p>52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958" office:value-type="float">
            <text:p>129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31" office:value-type="float">
            <text:p>12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65" office:value-type="float">
            <text:p>14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2" office:value-type="float">
            <text:p>3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76" office:value-type="float">
            <text:p>17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68" office:value-type="float">
            <text:p>11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035" office:value-type="float">
            <text:p>110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784" office:value-type="float">
            <text:p>28784</text:p>
          </table:table-cell>
          <table:table-cell table:number-columns-repeated="1021"/>
        </table:table-row>
        <table:table-row table:style-name="ro1">
          <table:table-cell ns42:value-type="string" table:style-name="ce5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82" office:value-type="float">
            <text:p>5782</text:p>
          </table:table-cell>
          <table:table-cell table:number-columns-repeated="1021"/>
        </table:table-row>
        <table:table-row table:style-name="ro1" table:number-rows-repeated="10462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Calibri" style:font-family-generic="swiss" style:name="Calibri"/>
    <style:font-face svg:font-family="Arial" style:font-family-generic="swiss" style:name="Arial" style:font-pitch="variable"/>
    <style:font-face svg:font-family="'Liberation Sans'" style:font-family-generic="swiss" style:name="Liberation Sans" style:font-pitch="variable"/>
    <style:font-face svg:font-family="'Lucida Sans'" style:font-family-generic="system" style:name="Lucida Sans" style:font-pitch="variable"/>
    <style:font-face svg:font-family="SimSun" style:font-family-generic="system" style:name="SimSun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6pt"/>
      <style:text-properties fo:language="en" style:font-name="Liberation Sans" fo:country="US" style:language-complex="hi" style:language-asian="zh" style:country-complex="IN" style:country-asian="CN" style:font-name-asian="Tahoma" style:font-name-complex="Tahoma"/>
    </style:default-style>
    <number:number-style style:name="N0">
      <number:number number:min-integer-digits="1"/>
    </number:number-style>
    <number:currency-style style:volatile="true" style:name="N104P0">
      <number:currency-symbol number:country="US" number:language="en">$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21P0">
      <number:number number:grouping="true" number:decimal-places="0" number:min-integer-digits="1"/>
    </number:number-style>
    <number:number-style style:name="N121">
      <number:text>-</number:text>
      <number:number number:grouping="true" number:decimal-places="0" number:min-integer-digits="1"/>
      <style:map style:condition="value()&gt;=0" style:apply-style-name="N121P0"/>
    </number:number-style>
    <number:number-style style:volatile="true" style:name="N122P0">
      <number:number number:grouping="true" number:decimal-places="0" number:min-integer-digits="1"/>
    </number:number-style>
    <number:number-style style:name="N122">
      <style:text-properties fo:color="#ff0000"/>
      <number:text>-</number:text>
      <number:number number:grouping="true" number:decimal-places="0" number:min-integer-digits="1"/>
      <style:map style:condition="value()&gt;=0" style:apply-style-name="N122P0"/>
    </number:number-style>
    <number:number-style style:volatile="true" style:name="N123P0">
      <number:number number:grouping="true" number:decimal-places="2" number:min-integer-digits="1"/>
    </number:number-style>
    <number:number-style style:name="N123">
      <number:text>-</number:text>
      <number:number number:grouping="true" number:decimal-places="2" number:min-integer-digits="1"/>
      <style:map style:condition="value()&gt;=0" style:apply-style-name="N123P0"/>
    </number:number-style>
    <number:number-style style:volatile="true" style:name="N124P0">
      <number:number number:grouping="true" number:decimal-places="2" number:min-integer-digits="1"/>
    </number:number-style>
    <number:number-style style:name="N124">
      <style:text-properties fo:color="#ff0000"/>
      <number:text>-</number:text>
      <number:number number:grouping="true" number:decimal-places="2" number:min-integer-digits="1"/>
      <style:map style:condition="value()&gt;=0" style:apply-style-name="N124P0"/>
    </number:number-style>
    <number:number-style style:volatile="true" style:name="N128P0">
      <ns41:fill-character> </ns41:fill-character>
      <number:number number:grouping="true" number:decimal-places="0" number:min-integer-digits="1"/>
      <number:text> </number:text>
    </number:number-style>
    <number:number-style style:volatile="true" style:name="N128P1">
      <ns41:text>-</ns41:text>
      <ns41:fill-character> </ns41:fill-character>
      <number:number number:grouping="true" number:decimal-places="0" number:min-integer-digits="1"/>
      <number:text> </number:text>
    </number:number-style>
    <number:number-style style:volatile="true" style:name="N128P2">
      <ns41:fill-character> </ns41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volatile="true" style:name="N132P0">
      <ns41:fill-character> </ns41:fill-character>
      <number:number number:grouping="true" number:decimal-places="2" number:min-integer-digits="1"/>
      <number:text> </number:text>
    </number:number-style>
    <number:number-style style:volatile="true" style:name="N132P1">
      <ns41:text>-</ns41:text>
      <ns41:fill-character> </ns41:fill-character>
      <number:number number:grouping="true" number:decimal-places="2" number:min-integer-digits="1"/>
      <number:text> </number:text>
    </number:number-style>
    <number:number-style style:volatile="true" style:name="N132P2">
      <ns41:fill-character> </ns41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min-exponent-digits="1" number:decimal-places="1" number:min-integer-digits="3"/>
    </number:number-style>
    <number:currency-style style:volatile="true" style:name="N137P0">
      <number:currency-symbol number:country="GB" number:language="en">£</number:currency-symbol>
      <number:number number:grouping="true" number:decimal-places="2" number:min-integer-digits="1"/>
    </number:currency-style>
    <number:currency-style style:name="N137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37P0"/>
    </number:currency-style>
    <number:number-style style:volatile="true" style:name="N138P0">
      <number:text>€ </number:text>
      <number:number number:grouping="true" number:decimal-places="0" number:min-integer-digits="1"/>
    </number:number-style>
    <number:number-style style:name="N138">
      <number:text>€ </number:text>
      <number:number number:grouping="true" number:decimal-places="0" number:min-integer-digits="1"/>
      <number:text>-</number:text>
      <style:map style:condition="value()&gt;=0" style:apply-style-name="N138P0"/>
    </number:number-style>
    <number:number-style style:volatile="true" style:name="N139P0">
      <number:text>€ </number:text>
      <number:number number:grouping="true" number:decimal-places="0" number:min-integer-digits="1"/>
    </number:number-style>
    <number:number-style style:name="N139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39P0"/>
    </number:number-style>
    <number:number-style style:volatile="true" style:name="N140P0">
      <number:text>€ </number:text>
      <number:number number:grouping="true" number:decimal-places="2" number:min-integer-digits="1"/>
    </number:number-style>
    <number:number-style style:name="N140">
      <number:text>€ </number:text>
      <number:number number:grouping="true" number:decimal-places="2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2" number:min-integer-digits="1"/>
    </number:number-style>
    <number:number-style style:name="N141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1P0"/>
    </number:number-style>
    <number:number-style style:volatile="true" style:name="N142P0">
      <number:number number:grouping="true" number:decimal-places="0" number:min-integer-digits="1"/>
    </number:number-style>
    <number:number-style style:volatile="true" style:name="N142P1">
      <number:number number:grouping="true" number:decimal-places="0" number:min-integer-digits="1"/>
      <number:text>-</number:text>
    </number:number-style>
    <number:number-style style:volatile="true" style:name="N142P2">
      <number:text>- </number:text>
    </number:number-style>
    <number:text-style style:name="N142">
      <number:text-content/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volatile="true" style:name="N143P0">
      <number:text> € </number:text>
      <number:number number:grouping="true" number:decimal-places="0" number:min-integer-digits="1"/>
    </number:number-style>
    <number:number-style style:volatile="true" style:name="N143P1">
      <number:text> € </number:text>
      <number:number number:grouping="true" number:decimal-places="0" number:min-integer-digits="1"/>
      <number:text>-</number:text>
    </number:number-style>
    <number:number-style style:volatile="true" style:name="N143P2">
      <number:text> € - </number:text>
    </number:number-style>
    <number:text-style style:name="N143">
      <number:text-conten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volatile="true" style:name="N144P0">
      <number:number number:grouping="true" number:decimal-places="2" number:min-integer-digits="1"/>
    </number:number-style>
    <number:number-style style:volatile="true" style:name="N144P1">
      <number:number number:grouping="true" number:decimal-places="2" number:min-integer-digits="1"/>
      <number:text>-</number:text>
    </number:number-style>
    <number:number-style style:volatile="true" style:name="N144P2">
      <number:text>-</number:text>
      <number:number number:decimal-places="0" number:min-integer-digits="0"/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$</number:text>
      <number:number number:grouping="true" number:decimal-places="0" number:min-integer-digits="1"/>
    </number:number-style>
    <number:number-style style:name="N146">
      <number:text>($</number:text>
      <number:number number:grouping="true" number:decimal-places="0" number:min-integer-digits="1"/>
      <number:text>)</number:text>
      <style:map style:condition="value()&gt;=0" style:apply-style-name="N146P0"/>
    </number:number-style>
    <number:number-style style:volatile="true" style:name="N147P0">
      <number:text>$</number:text>
      <number:number number:grouping="true" number:decimal-places="0" number:min-integer-digits="1"/>
    </number:number-style>
    <number:number-style style:name="N14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7P0"/>
    </number:number-style>
    <number:number-style style:volatile="true" style:name="N148P0">
      <number:text>$</number:text>
      <number:number number:grouping="true" number:decimal-places="2" number:min-integer-digits="1"/>
    </number:number-style>
    <number:number-style style:name="N148">
      <number:text>($</number:text>
      <number:number number:grouping="true" number:decimal-places="2" number:min-integer-digits="1"/>
      <number:text>)</number:text>
      <style:map style:condition="value()&gt;=0" style:apply-style-name="N148P0"/>
    </number:number-style>
    <number:number-style style:volatile="true" style:name="N149P0">
      <number:text>$</number:text>
      <number:number number:grouping="true" number:decimal-places="2" number:min-integer-digits="1"/>
    </number:number-style>
    <number:number-style style:name="N14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9P0"/>
    </number:number-style>
    <number:number-style style:volatile="true" style:name="N150P0">
      <number:text> $</number:text>
      <number:number number:grouping="true" number:decimal-places="0" number:min-integer-digits="1"/>
    </number:number-style>
    <number:number-style style:volatile="true" style:name="N150P1">
      <number:text> $(</number:text>
      <number:number number:grouping="true" number:decimal-places="0" number:min-integer-digits="1"/>
      <number:text>)</number:text>
    </number:number-style>
    <number:number-style style:volatile="true" style:name="N150P2">
      <number:text> $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1P0">
      <number:number number:grouping="true" number:decimal-places="0" number:min-integer-digits="1"/>
    </number:number-style>
    <number:number-style style:volatile="true" style:name="N151P1">
      <number:text>(</number:text>
      <number:number number:grouping="true" number:decimal-places="0" number:min-integer-digits="1"/>
      <number:text>)</number:text>
    </number:number-style>
    <number:number-style style:volatile="true" style:name="N151P2">
      <number:text>- </number:text>
    </number:number-style>
    <number:text-style style:name="N151">
      <number:text-content/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volatile="true" style:name="N152P0">
      <number:text> $</number:text>
      <number:number number:grouping="true" number:decimal-places="2" number:min-integer-digits="1"/>
    </number:number-style>
    <number:number-style style:volatile="true" style:name="N152P1">
      <number:text> $(</number:text>
      <number:number number:grouping="true" number:decimal-places="2" number:min-integer-digits="1"/>
      <number:text>)</number:text>
    </number:number-style>
    <number:number-style style:volatile="true" style:name="N152P2">
      <number:text> $-</number:text>
      <number:number number:decimal-places="0" number:min-integer-digits="0"/>
    </number:number-style>
    <number:text-style style:name="N152">
      <number:text-conten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volatile="true" style:name="N153P0">
      <number:number number:grouping="true" number:decimal-places="2" number:min-integer-digits="1"/>
    </number:number-style>
    <number:number-style style:volatile="true" style:name="N153P1">
      <number:text>(</number:text>
      <number:number number:grouping="true" number:decimal-places="2" number:min-integer-digits="1"/>
      <number:text>)</number:text>
    </number:number-style>
    <number:number-style style:volatile="true" style:name="N153P2">
      <number:text>-</number:text>
      <number:number number:decimal-places="0" number:min-integer-digits="0"/>
    </number:number-style>
    <number:text-style style:name="N153">
      <number:text-content/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volatile="true" style:name="N154P0">
      <number:text>fl </number:text>
      <number:number number:grouping="true" number:decimal-places="0" number:min-integer-digits="1"/>
    </number:number-style>
    <number:number-style style:name="N154">
      <number:text>fl </number:text>
      <number:number number:grouping="true" number:decimal-places="0" number:min-integer-digits="1"/>
      <number:text>-</number:text>
      <style:map style:condition="value()&gt;=0" style:apply-style-name="N154P0"/>
    </number:number-style>
    <number:number-style style:volatile="true" style:name="N155P0">
      <number:text>fl </number:text>
      <number:number number:grouping="true" number:decimal-places="0" number:min-integer-digits="1"/>
    </number:number-style>
    <number:number-style style:name="N15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5P0"/>
    </number:number-style>
    <number:number-style style:volatile="true" style:name="N156P0">
      <number:text>fl </number:text>
      <number:number number:grouping="true" number:decimal-places="2" number:min-integer-digits="1"/>
    </number:number-style>
    <number:number-style style:name="N156">
      <number:text>fl </number:text>
      <number:number number:grouping="true" number:decimal-places="2" number:min-integer-digits="1"/>
      <number:text>-</number:text>
      <style:map style:condition="value()&gt;=0" style:apply-style-name="N156P0"/>
    </number:number-style>
    <number:number-style style:volatile="true" style:name="N157P0">
      <number:text>fl </number:text>
      <number:number number:grouping="true" number:decimal-places="2" number:min-integer-digits="1"/>
    </number:number-style>
    <number:number-style style:name="N15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57P0"/>
    </number:number-style>
    <number:number-style style:volatile="true" style:name="N158P0">
      <number:text> fl </number:text>
      <number:number number:grouping="true" number:decimal-places="0" number:min-integer-digits="1"/>
    </number:number-style>
    <number:number-style style:volatile="true" style:name="N158P1">
      <number:text> fl </number:text>
      <number:number number:grouping="true" number:decimal-places="0" number:min-integer-digits="1"/>
      <number:text>-</number:text>
    </number:number-style>
    <number:number-style style:volatile="true" style:name="N158P2">
      <number:text> fl - </number:text>
    </number:number-style>
    <number:text-style style:name="N158">
      <number:text-content/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volatile="true" style:name="N159P0">
      <number:text> fl </number:text>
      <number:number number:grouping="true" number:decimal-places="2" number:min-integer-digits="1"/>
    </number:number-style>
    <number:number-style style:volatile="true" style:name="N159P1">
      <number:text> fl </number:text>
      <number:number number:grouping="true" number:decimal-places="2" number:min-integer-digits="1"/>
      <number:text>-</number:text>
    </number:number-style>
    <number:number-style style:volatile="true" style:name="N159P2">
      <number:text> fl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0P0">
      <number:text>Yes</number:text>
    </number:number-style>
    <number:number-style style:volatile="true" style:name="N160P1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volatile="true" style:name="N161P0">
      <number:text>True</number:text>
    </number:number-style>
    <number:number-style style:volatile="true" style:name="N161P1">
      <number:text>True</number:text>
    </number:number-style>
    <number:number-style style:name="N161">
      <number:text>False</number:text>
      <style:map style:condition="value()&gt;0" style:apply-style-name="N161P0"/>
      <style:map style:condition="value()&lt;0" style:apply-style-name="N161P1"/>
    </number:number-style>
    <number:number-style style:volatile="true" style:name="N162P0">
      <number:text>On</number:text>
    </number:number-style>
    <number:number-style style:volatile="true" style:name="N162P1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volatile="true" style:name="N163P0">
      <number:currency-symbol number:country="GB" number:language="en">€</number:currency-symbol>
      <number:number number:grouping="true" number:decimal-places="2" number:min-integer-digits="1"/>
    </number:currency-style>
    <number:currency-style style:name="N163">
      <style:text-properties fo:color="#ff0000"/>
      <number:text>(</number:text>
      <number:currency-symbol number:country="GB" number:language="en">€</number:currency-symbol>
      <number:number number:grouping="true" number:decimal-places="2" number:min-integer-digits="1"/>
      <number:text>)</number:text>
      <style:map style:condition="value()&gt;=0" style:apply-style-name="N163P0"/>
    </number:currency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style:vertical-align="bottom" style:rotation-align="none"/>
      <style:text-properties style:font-family-generic-complex="system" style:font-family-generic="swiss" style:font-pitch-asian="variable" style:font-name="Calibri" style:font-family-generic-asian="system" style:font-size-complex="11pt" fo:color="#000000" style:font-family-complex="'Lucida Sans'" style:font-pitch-complex="variable" style:font-size-asian="11pt" style:font-name-complex="Lucida Sans" style:font-family-asian="SimSun" fo:font-size="11pt" style:font-name-asian="SimSun" fo:font-family="Calibri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Default" style:name="TabLinker"/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Data" style:display-name="TL Data">
      <style:table-cell-properties fo:background-color="#c8c8a9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0.4pt" style:print="charts drawings objects zero-values" fo:margin-top="54pt" fo:margin-left="50.4pt" style:print-page-order="ttb" style:num-format="1" style:print-orientation="portrait" style:scale-to="100%" style:writing-mode="lr-tb" fo:margin-bottom="54pt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 style:data-style-name="N2" text:time-value="18:38:40.84396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page-layout-name="Mpm3" style:display-name="PageStyle_Sheet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Ashkan Ashkpour</meta:initial-creator>
    <meta:creation-date>2017-12-07T12:17:16</meta:creation-date>
    <dc:date>2017-12-07T19:02:02.375963000</dc:date>
    <meta:editing-duration>PT25M4S</meta:editing-duration>
    <meta:editing-cycles>3</meta:editing-cycles>
    <meta:document-statistic meta:object-count="0" meta:cell-count="6654" meta:table-count="1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generator>ODFPY/1.3.5</meta:generator>
  </office:meta>
</office:document-meta>
</file>